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ero atomico</text:p>
          </table:table-cell>
          <table:table-cell office:value-type="string" calcext:value-type="string">
            <text:p>Nome </text:p>
          </table:table-cell>
          <table:table-cell office:value-type="string" calcext:value-type="string">
            <text:p>Simbolo </text:p>
          </table:table-cell>
          <table:table-cell office:value-type="string" calcext:value-type="string">
            <text:p>Periodo,</text:p>
          </table:table-cell>
          <table:table-cell office:value-type="string" calcext:value-type="string">
            <text:p>Massa (g/mole)</text:p>
          </table:table-cell>
          <table:table-cell office:value-type="string" calcext:value-type="string">
            <text:p>Densità (g/cm^3) a 20 °</text:p>
          </table:table-cell>
          <table:table-cell office:value-type="string" calcext:value-type="string">
            <text:p>Temperatura Fusione</text:p>
          </table:table-cell>
          <table:table-cell office:value-type="string" calcext:value-type="string">
            <text:p>Temperatura ebollizione</text:p>
          </table:table-cell>
          <table:table-cell office:value-type="string" calcext:value-type="string">
            <text:p>Anno della scoperta</text:p>
          </table:table-cell>
          <table:table-cell office:value-type="string" calcext:value-type="string">
            <text:p>Scoprit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rogeno </text:p>
          </table:table-cell>
          <table:table-cell office:value-type="string" calcext:value-type="string">
            <text:p>H 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,00794(7)[1][2][3] </text:p>
          </table:table-cell>
          <table:table-cell office:value-type="string" calcext:value-type="string">
            <text:p>0,084 g/l </text:p>
          </table:table-cell>
          <table:table-cell office:value-type="float" office:value="-259.1" calcext:value-type="float">
            <text:p>-259.1</text:p>
          </table:table-cell>
          <table:table-cell office:value-type="float" office:value="-252.9" calcext:value-type="float">
            <text:p>-252.9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Cavendi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io </text:p>
          </table:table-cell>
          <table:table-cell office:value-type="string" calcext:value-type="string">
            <text:p>He 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4,002602(2)[1][3] </text:p>
          </table:table-cell>
          <table:table-cell office:value-type="string" calcext:value-type="string">
            <text:p>0,17 g/l </text:p>
          </table:table-cell>
          <table:table-cell office:value-type="string" calcext:value-type="string">
            <text:p>-272,2 (a 2,5 MPa) </text:p>
          </table:table-cell>
          <table:table-cell office:value-type="float" office:value="-268.9" calcext:value-type="float">
            <text:p>-268.9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Ramsay e Cle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tio </text:p>
          </table:table-cell>
          <table:table-cell office:value-type="string" calcext:value-type="string">
            <text:p>Li 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6,941(2)[1][2][3][4] </text:p>
          </table:table-cell>
          <table:table-cell office:value-type="float" office:value="0.53" calcext:value-type="float">
            <text:p>0.53</text:p>
          </table:table-cell>
          <table:table-cell office:value-type="float" office:value="180.5" calcext:value-type="float">
            <text:p>180.5</text:p>
          </table:table-cell>
          <table:table-cell office:value-type="float" office:value="1317" calcext:value-type="float">
            <text:p>1317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Arfweds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illio </text:p>
          </table:table-cell>
          <table:table-cell office:value-type="string" calcext:value-type="string">
            <text:p>Be 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,012182(3) </text:p>
          </table:table-cell>
          <table:table-cell office:value-type="float" office:value="1.85" calcext:value-type="float">
            <text:p>1.85</text:p>
          </table:table-cell>
          <table:table-cell office:value-type="float" office:value="1278" calcext:value-type="float">
            <text:p>1278</text:p>
          </table:table-cell>
          <table:table-cell office:value-type="float" office:value="2970" calcext:value-type="float">
            <text:p>2970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Vauquel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ro </text:p>
          </table:table-cell>
          <table:table-cell office:value-type="string" calcext:value-type="string">
            <text:p>B 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10,811(7)[1][2][3] </text:p>
          </table:table-cell>
          <table:table-cell office:value-type="float" office:value="2.46" calcext:value-type="float">
            <text:p>2.46</text:p>
          </table:table-cell>
          <table:table-cell office:value-type="float" office:value="2300" calcext:value-type="float">
            <text:p>2300</text:p>
          </table:table-cell>
          <table:table-cell office:value-type="float" office:value="2550" calcext:value-type="float">
            <text:p>255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Davy e Gay-Lussa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bonio </text:p>
          </table:table-cell>
          <table:table-cell office:value-type="string" calcext:value-type="string">
            <text:p>C 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12,0107(8)[1][3] </text:p>
          </table:table-cell>
          <table:table-cell office:value-type="float" office:value="3.51" calcext:value-type="float">
            <text:p>3.51</text:p>
          </table:table-cell>
          <table:table-cell office:value-type="float" office:value="3550" calcext:value-type="float">
            <text:p>3550</text:p>
          </table:table-cell>
          <table:table-cell office:value-type="float" office:value="4827" calcext:value-type="float">
            <text:p>4827</text:p>
          </table:table-cell>
          <table:table-cell office:value-type="string" calcext:value-type="string">
            <text:p>dall'antichità </text:p>
          </table:table-cell>
          <table:table-cell office:value-type="string" calcext:value-type="string">
            <text:p>sconosciu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zoto </text:p>
          </table:table-cell>
          <table:table-cell office:value-type="string" calcext:value-type="string">
            <text:p>N 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14,0067(2)[1][3] </text:p>
          </table:table-cell>
          <table:table-cell office:value-type="string" calcext:value-type="string">
            <text:p>1,17 g/l </text:p>
          </table:table-cell>
          <table:table-cell office:value-type="float" office:value="-209.9" calcext:value-type="float">
            <text:p>-209.9</text:p>
          </table:table-cell>
          <table:table-cell office:value-type="float" office:value="-195.8" calcext:value-type="float">
            <text:p>-195.8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Rutherf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sigeno </text:p>
          </table:table-cell>
          <table:table-cell office:value-type="string" calcext:value-type="string">
            <text:p>O 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15,9994(3)[1][3] </text:p>
          </table:table-cell>
          <table:table-cell office:value-type="string" calcext:value-type="string">
            <text:p>1,33 g/l </text:p>
          </table:table-cell>
          <table:table-cell office:value-type="float" office:value="-218.4" calcext:value-type="float">
            <text:p>-218.4</text:p>
          </table:table-cell>
          <table:table-cell office:value-type="float" office:value="-182.9" calcext:value-type="float">
            <text:p>-182.9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riestly e Schee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luoro </text:p>
          </table:table-cell>
          <table:table-cell office:value-type="string" calcext:value-type="string">
            <text:p>F 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18,9984032(5) </text:p>
          </table:table-cell>
          <table:table-cell office:value-type="string" calcext:value-type="string">
            <text:p>1,58 g/l </text:p>
          </table:table-cell>
          <table:table-cell office:value-type="float" office:value="-219.6" calcext:value-type="float">
            <text:p>-219.6</text:p>
          </table:table-cell>
          <table:table-cell office:value-type="float" office:value="-188.1" calcext:value-type="float">
            <text:p>-188.1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Moiss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on </text:p>
          </table:table-cell>
          <table:table-cell office:value-type="string" calcext:value-type="string">
            <text:p>Ne 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20,1797(6)[1][2] </text:p>
          </table:table-cell>
          <table:table-cell office:value-type="string" calcext:value-type="string">
            <text:p>0,84 g/l </text:p>
          </table:table-cell>
          <table:table-cell office:value-type="float" office:value="-248.7" calcext:value-type="float">
            <text:p>-248.7</text:p>
          </table:table-cell>
          <table:table-cell office:value-type="float" office:value="-246.1" calcext:value-type="float">
            <text:p>-246.1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Ramsay e Trav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dio </text:p>
          </table:table-cell>
          <table:table-cell office:value-type="string" calcext:value-type="string">
            <text:p>Na 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2,98976928(2) </text:p>
          </table:table-cell>
          <table:table-cell office:value-type="float" office:value="0.97" calcext:value-type="float">
            <text:p>0.97</text:p>
          </table:table-cell>
          <table:table-cell office:value-type="float" office:value="97.8" calcext:value-type="float">
            <text:p>97.8</text:p>
          </table:table-cell>
          <table:table-cell office:value-type="float" office:value="892" calcext:value-type="float">
            <text:p>892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Dav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nesio </text:p>
          </table:table-cell>
          <table:table-cell office:value-type="string" calcext:value-type="string">
            <text:p>Mg 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24,3050(6) </text:p>
          </table:table-cell>
          <table:table-cell office:value-type="float" office:value="1.74" calcext:value-type="float">
            <text:p>1.74</text:p>
          </table:table-cell>
          <table:table-cell office:value-type="float" office:value="648.8" calcext:value-type="float">
            <text:p>648.8</text:p>
          </table:table-cell>
          <table:table-cell office:value-type="float" office:value="1107" calcext:value-type="float">
            <text:p>1107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luminio </text:p>
          </table:table-cell>
          <table:table-cell office:value-type="string" calcext:value-type="string">
            <text:p>Al 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26,9815386(8) </text:p>
          </table:table-cell>
          <table:table-cell office:value-type="float" office:value="2.7" calcext:value-type="float">
            <text:p>2.7</text:p>
          </table:table-cell>
          <table:table-cell office:value-type="float" office:value="660.5" calcext:value-type="float">
            <text:p>660.5</text:p>
          </table:table-cell>
          <table:table-cell office:value-type="float" office:value="2467" calcext:value-type="float">
            <text:p>2467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Oerst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licio </text:p>
          </table:table-cell>
          <table:table-cell office:value-type="string" calcext:value-type="string">
            <text:p>Si 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28,0855(3)[3] </text:p>
          </table:table-cell>
          <table:table-cell office:value-type="float" office:value="2.33" calcext:value-type="float">
            <text:p>2.33</text:p>
          </table:table-cell>
          <table:table-cell office:value-type="float" office:value="1410" calcext:value-type="float">
            <text:p>1410</text:p>
          </table:table-cell>
          <table:table-cell office:value-type="float" office:value="2355" calcext:value-type="float">
            <text:p>2355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Berzeli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sforo </text:p>
          </table:table-cell>
          <table:table-cell office:value-type="string" calcext:value-type="string">
            <text:p>P 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30,973762(2) 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44 (P4) </text:p>
          </table:table-cell>
          <table:table-cell office:value-type="string" calcext:value-type="string">
            <text:p>280 (P4) 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Bra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olfo </text:p>
          </table:table-cell>
          <table:table-cell office:value-type="string" calcext:value-type="string">
            <text:p>S 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32,065(5)[1][3] </text:p>
          </table:table-cell>
          <table:table-cell office:value-type="float" office:value="2.06" calcext:value-type="float">
            <text:p>2.06</text:p>
          </table:table-cell>
          <table:table-cell office:value-type="float" office:value="113" calcext:value-type="float">
            <text:p>113</text:p>
          </table:table-cell>
          <table:table-cell office:value-type="float" office:value="444.7" calcext:value-type="float">
            <text:p>444.7</text:p>
          </table:table-cell>
          <table:table-cell office:value-type="string" calcext:value-type="string">
            <text:p>dall'antichità </text:p>
          </table:table-cell>
          <table:table-cell office:value-type="string" calcext:value-type="string">
            <text:p>sconosciu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oro </text:p>
          </table:table-cell>
          <table:table-cell office:value-type="string" calcext:value-type="string">
            <text:p>Cl 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35,453(2)[1][2][3] </text:p>
          </table:table-cell>
          <table:table-cell office:value-type="string" calcext:value-type="string">
            <text:p>2,95 g/l </text:p>
          </table:table-cell>
          <table:table-cell office:value-type="float" office:value="-34.6" calcext:value-type="float">
            <text:p>-34.6</text:p>
          </table:table-cell>
          <table:table-cell office:value-type="float" office:value="-101" calcext:value-type="float">
            <text:p>-101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Schee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gon </text:p>
          </table:table-cell>
          <table:table-cell office:value-type="string" calcext:value-type="string">
            <text:p>Ar 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39,948(1)[1][3] </text:p>
          </table:table-cell>
          <table:table-cell office:value-type="string" calcext:value-type="string">
            <text:p>1,66 g/l </text:p>
          </table:table-cell>
          <table:table-cell office:value-type="float" office:value="-189.4" calcext:value-type="float">
            <text:p>-189.4</text:p>
          </table:table-cell>
          <table:table-cell office:value-type="float" office:value="-185.9" calcext:value-type="float">
            <text:p>-185.9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Ramsay e Rayleig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assio </text:p>
          </table:table-cell>
          <table:table-cell office:value-type="string" calcext:value-type="string">
            <text:p>K 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39,0983(1) </text:p>
          </table:table-cell>
          <table:table-cell office:value-type="float" office:value="0.86" calcext:value-type="float">
            <text:p>0.86</text:p>
          </table:table-cell>
          <table:table-cell office:value-type="float" office:value="63.7" calcext:value-type="float">
            <text:p>63.7</text:p>
          </table:table-cell>
          <table:table-cell office:value-type="float" office:value="774" calcext:value-type="float">
            <text:p>774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Dav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lcio </text:p>
          </table:table-cell>
          <table:table-cell office:value-type="string" calcext:value-type="string">
            <text:p>Ca 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40,078(4)[1] </text:p>
          </table:table-cell>
          <table:table-cell office:value-type="float" office:value="1.54" calcext:value-type="float">
            <text:p>1.54</text:p>
          </table:table-cell>
          <table:table-cell office:value-type="float" office:value="839" calcext:value-type="float">
            <text:p>839</text:p>
          </table:table-cell>
          <table:table-cell office:value-type="float" office:value="1487" calcext:value-type="float">
            <text:p>1487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Dav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andio </text:p>
          </table:table-cell>
          <table:table-cell office:value-type="string" calcext:value-type="string">
            <text:p>Sc 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44,955912(6) </text:p>
          </table:table-cell>
          <table:table-cell office:value-type="float" office:value="2.99" calcext:value-type="float">
            <text:p>2.99</text:p>
          </table:table-cell>
          <table:table-cell office:value-type="float" office:value="1539" calcext:value-type="float">
            <text:p>1539</text:p>
          </table:table-cell>
          <table:table-cell office:value-type="float" office:value="2832" calcext:value-type="float">
            <text:p>2832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Nils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tanio </text:p>
          </table:table-cell>
          <table:table-cell office:value-type="string" calcext:value-type="string">
            <text:p>Ti 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47,867(1) </text:p>
          </table:table-cell>
          <table:table-cell office:value-type="float" office:value="4.51" calcext:value-type="float">
            <text:p>4.51</text:p>
          </table:table-cell>
          <table:table-cell office:value-type="float" office:value="1660" calcext:value-type="float">
            <text:p>1660</text:p>
          </table:table-cell>
          <table:table-cell office:value-type="float" office:value="3260" calcext:value-type="float">
            <text:p>3260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Gregor e Klaprot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nadio </text:p>
          </table:table-cell>
          <table:table-cell office:value-type="string" calcext:value-type="string">
            <text:p>V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50,9415(1) </text:p>
          </table:table-cell>
          <table:table-cell office:value-type="float" office:value="6.09" calcext:value-type="float">
            <text:p>6.09</text:p>
          </table:table-cell>
          <table:table-cell office:value-type="float" office:value="1890" calcext:value-type="float">
            <text:p>1890</text:p>
          </table:table-cell>
          <table:table-cell office:value-type="float" office:value="3380" calcext:value-type="float">
            <text:p>338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del Rí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mo </text:p>
          </table:table-cell>
          <table:table-cell office:value-type="string" calcext:value-type="string">
            <text:p>Cr 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51,9961(6) </text:p>
          </table:table-cell>
          <table:table-cell office:value-type="float" office:value="7.14" calcext:value-type="float">
            <text:p>7.14</text:p>
          </table:table-cell>
          <table:table-cell office:value-type="float" office:value="1857" calcext:value-type="float">
            <text:p>1857</text:p>
          </table:table-cell>
          <table:table-cell office:value-type="float" office:value="2482" calcext:value-type="float">
            <text:p>2482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Vauquel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nganese </text:p>
          </table:table-cell>
          <table:table-cell office:value-type="string" calcext:value-type="string">
            <text:p>Mn 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54,938045(5) </text:p>
          </table:table-cell>
          <table:table-cell office:value-type="float" office:value="7.44" calcext:value-type="float">
            <text:p>7.44</text:p>
          </table:table-cell>
          <table:table-cell office:value-type="float" office:value="1244" calcext:value-type="float">
            <text:p>1244</text:p>
          </table:table-cell>
          <table:table-cell office:value-type="float" office:value="2097" calcext:value-type="float">
            <text:p>2097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Ga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rro </text:p>
          </table:table-cell>
          <table:table-cell office:value-type="string" calcext:value-type="string">
            <text:p>Fe 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55,845(2) </text:p>
          </table:table-cell>
          <table:table-cell office:value-type="float" office:value="7.87" calcext:value-type="float">
            <text:p>7.87</text:p>
          </table:table-cell>
          <table:table-cell office:value-type="float" office:value="1535" calcext:value-type="float">
            <text:p>153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dall'antichità </text:p>
          </table:table-cell>
          <table:table-cell office:value-type="string" calcext:value-type="string">
            <text:p>sconosciut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balto </text:p>
          </table:table-cell>
          <table:table-cell office:value-type="string" calcext:value-type="string">
            <text:p>Co 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58,933195(5) </text:p>
          </table:table-cell>
          <table:table-cell office:value-type="float" office:value="8.89" calcext:value-type="float">
            <text:p>8.89</text:p>
          </table:table-cell>
          <table:table-cell office:value-type="float" office:value="1495" calcext:value-type="float">
            <text:p>1495</text:p>
          </table:table-cell>
          <table:table-cell office:value-type="float" office:value="2870" calcext:value-type="float">
            <text:p>2870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Brand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chel </text:p>
          </table:table-cell>
          <table:table-cell office:value-type="string" calcext:value-type="string">
            <text:p>Ni 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58,6934(2) </text:p>
          </table:table-cell>
          <table:table-cell office:value-type="float" office:value="8.91" calcext:value-type="float">
            <text:p>8.91</text:p>
          </table:table-cell>
          <table:table-cell office:value-type="float" office:value="1453" calcext:value-type="float">
            <text:p>1453</text:p>
          </table:table-cell>
          <table:table-cell office:value-type="float" office:value="2732" calcext:value-type="float">
            <text:p>2732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Cronsted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me </text:p>
          </table:table-cell>
          <table:table-cell office:value-type="string" calcext:value-type="string">
            <text:p>Cu 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63,546(3)[3] </text:p>
          </table:table-cell>
          <table:table-cell office:value-type="float" office:value="8.92" calcext:value-type="float">
            <text:p>8.92</text:p>
          </table:table-cell>
          <table:table-cell office:value-type="float" office:value="1083.5" calcext:value-type="float">
            <text:p>1083.5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dall'antichità </text:p>
          </table:table-cell>
          <table:table-cell office:value-type="string" calcext:value-type="string">
            <text:p>sconosciut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inco </text:p>
          </table:table-cell>
          <table:table-cell office:value-type="string" calcext:value-type="string">
            <text:p>Zn 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65,409(4) </text:p>
          </table:table-cell>
          <table:table-cell office:value-type="float" office:value="7.14" calcext:value-type="float">
            <text:p>7.14</text:p>
          </table:table-cell>
          <table:table-cell office:value-type="float" office:value="419.6" calcext:value-type="float">
            <text:p>419.6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dall'antichità </text:p>
          </table:table-cell>
          <table:table-cell office:value-type="string" calcext:value-type="string">
            <text:p>sconosciut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lio </text:p>
          </table:table-cell>
          <table:table-cell office:value-type="string" calcext:value-type="string">
            <text:p>Ga 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69,723(1) </text:p>
          </table:table-cell>
          <table:table-cell office:value-type="float" office:value="5.91" calcext:value-type="float">
            <text:p>5.91</text:p>
          </table:table-cell>
          <table:table-cell office:value-type="float" office:value="29.8" calcext:value-type="float">
            <text:p>29.8</text:p>
          </table:table-cell>
          <table:table-cell office:value-type="float" office:value="2403" calcext:value-type="float">
            <text:p>2403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Lecoq de Boisbaudr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rmanio </text:p>
          </table:table-cell>
          <table:table-cell office:value-type="string" calcext:value-type="string">
            <text:p>Ge 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72,64(1) </text:p>
          </table:table-cell>
          <table:table-cell office:value-type="float" office:value="5.32" calcext:value-type="float">
            <text:p>5.32</text:p>
          </table:table-cell>
          <table:table-cell office:value-type="float" office:value="937.4" calcext:value-type="float">
            <text:p>937.4</text:p>
          </table:table-cell>
          <table:table-cell office:value-type="float" office:value="2830" calcext:value-type="float">
            <text:p>2830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Winkl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senico </text:p>
          </table:table-cell>
          <table:table-cell office:value-type="string" calcext:value-type="string">
            <text:p>As 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74,92160(2) </text:p>
          </table:table-cell>
          <table:table-cell office:value-type="float" office:value="5.72" calcext:value-type="float">
            <text:p>5.7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613 (subl.) </text:p>
          </table:table-cell>
          <table:table-cell office:value-type="string" calcext:value-type="string">
            <text:p>1250 circa </text:p>
          </table:table-cell>
          <table:table-cell office:value-type="string" calcext:value-type="string">
            <text:p>Albertus Magn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lenio </text:p>
          </table:table-cell>
          <table:table-cell office:value-type="string" calcext:value-type="string">
            <text:p>Se 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78,96(3)[3] </text:p>
          </table:table-cell>
          <table:table-cell office:value-type="float" office:value="4.82" calcext:value-type="float">
            <text:p>4.82</text:p>
          </table:table-cell>
          <table:table-cell office:value-type="float" office:value="217" calcext:value-type="float">
            <text:p>217</text:p>
          </table:table-cell>
          <table:table-cell office:value-type="float" office:value="685" calcext:value-type="float">
            <text:p>685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Berzeli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omo </text:p>
          </table:table-cell>
          <table:table-cell office:value-type="string" calcext:value-type="string">
            <text:p>Br 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79,904(1) </text:p>
          </table:table-cell>
          <table:table-cell office:value-type="float" office:value="3.14" calcext:value-type="float">
            <text:p>3.14</text:p>
          </table:table-cell>
          <table:table-cell office:value-type="float" office:value="-7.3" calcext:value-type="float">
            <text:p>-7.3</text:p>
          </table:table-cell>
          <table:table-cell office:value-type="float" office:value="58.8" calcext:value-type="float">
            <text:p>58.8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Balar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ipton </text:p>
          </table:table-cell>
          <table:table-cell office:value-type="string" calcext:value-type="string">
            <text:p>Kr 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83,798(2)[1][2] </text:p>
          </table:table-cell>
          <table:table-cell office:value-type="string" calcext:value-type="string">
            <text:p>3,48 g/l </text:p>
          </table:table-cell>
          <table:table-cell office:value-type="float" office:value="-156.6" calcext:value-type="float">
            <text:p>-156.6</text:p>
          </table:table-cell>
          <table:table-cell office:value-type="float" office:value="-152.3" calcext:value-type="float">
            <text:p>-152.3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Ramsay e Traver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ubidio </text:p>
          </table:table-cell>
          <table:table-cell office:value-type="string" calcext:value-type="string">
            <text:p>Rb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85,4678(3)[1] </text:p>
          </table:table-cell>
          <table:table-cell office:value-type="float" office:value="1.53" calcext:value-type="float">
            <text:p>1.53</text:p>
          </table:table-cell>
          <table:table-cell office:value-type="float" office:value="39" calcext:value-type="float">
            <text:p>39</text:p>
          </table:table-cell>
          <table:table-cell office:value-type="float" office:value="688" calcext:value-type="float">
            <text:p>688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Bunsen e Kirchhof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onzio </text:p>
          </table:table-cell>
          <table:table-cell office:value-type="string" calcext:value-type="string">
            <text:p>Sr 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87,62(1)[1][3] </text:p>
          </table:table-cell>
          <table:table-cell office:value-type="float" office:value="2.99" calcext:value-type="float">
            <text:p>2.99</text:p>
          </table:table-cell>
          <table:table-cell office:value-type="float" office:value="799" calcext:value-type="float">
            <text:p>799</text:p>
          </table:table-cell>
          <table:table-cell office:value-type="float" office:value="1384" calcext:value-type="float">
            <text:p>1384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Craftboo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ttrio </text:p>
          </table:table-cell>
          <table:table-cell office:value-type="string" calcext:value-type="string">
            <text:p>Y 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88,90585(2) </text:p>
          </table:table-cell>
          <table:table-cell office:value-type="float" office:value="4.47" calcext:value-type="float">
            <text:p>4.47</text:p>
          </table:table-cell>
          <table:table-cell office:value-type="float" office:value="1523" calcext:value-type="float">
            <text:p>1523</text:p>
          </table:table-cell>
          <table:table-cell office:value-type="float" office:value="3337" calcext:value-type="float">
            <text:p>3337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Gadoli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irconio </text:p>
          </table:table-cell>
          <table:table-cell office:value-type="string" calcext:value-type="string">
            <text:p>Zr 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91,224(2)[1] </text:p>
          </table:table-cell>
          <table:table-cell office:value-type="float" office:value="6.51" calcext:value-type="float">
            <text:p>6.51</text:p>
          </table:table-cell>
          <table:table-cell office:value-type="float" office:value="1852" calcext:value-type="float">
            <text:p>1852</text:p>
          </table:table-cell>
          <table:table-cell office:value-type="float" office:value="4377" calcext:value-type="float">
            <text:p>4377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Klaprot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obio </text:p>
          </table:table-cell>
          <table:table-cell office:value-type="string" calcext:value-type="string">
            <text:p>Nb 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92,906 38(2) </text:p>
          </table:table-cell>
          <table:table-cell office:value-type="float" office:value="8.58" calcext:value-type="float">
            <text:p>8.58</text:p>
          </table:table-cell>
          <table:table-cell office:value-type="float" office:value="2468" calcext:value-type="float">
            <text:p>2468</text:p>
          </table:table-cell>
          <table:table-cell office:value-type="float" office:value="4927" calcext:value-type="float">
            <text:p>4927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Hatchet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libdeno </text:p>
          </table:table-cell>
          <table:table-cell office:value-type="string" calcext:value-type="string">
            <text:p>Mo 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95,94(2)[1] </text:p>
          </table:table-cell>
          <table:table-cell office:value-type="float" office:value="10.28" calcext:value-type="float">
            <text:p>10.28</text:p>
          </table:table-cell>
          <table:table-cell office:value-type="float" office:value="2617" calcext:value-type="float">
            <text:p>2617</text:p>
          </table:table-cell>
          <table:table-cell office:value-type="float" office:value="5560" calcext:value-type="float">
            <text:p>5560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Scheel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cnezio </text:p>
          </table:table-cell>
          <table:table-cell office:value-type="string" calcext:value-type="string">
            <text:p>Tc 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[98,9063][5] </text:p>
          </table:table-cell>
          <table:table-cell office:value-type="float" office:value="11.49" calcext:value-type="float">
            <text:p>11.49</text:p>
          </table:table-cell>
          <table:table-cell office:value-type="float" office:value="2172" calcext:value-type="float">
            <text:p>2172</text:p>
          </table:table-cell>
          <table:table-cell office:value-type="float" office:value="5030" calcext:value-type="float">
            <text:p>5030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Perrier e Segrè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tenio </text:p>
          </table:table-cell>
          <table:table-cell office:value-type="string" calcext:value-type="string">
            <text:p>Ru 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01,07(2)[1] </text:p>
          </table:table-cell>
          <table:table-cell office:value-type="float" office:value="12.45" calcext:value-type="float">
            <text:p>12.45</text:p>
          </table:table-cell>
          <table:table-cell office:value-type="float" office:value="2310" calcext:value-type="float">
            <text:p>2310</text:p>
          </table:table-cell>
          <table:table-cell office:value-type="float" office:value="3900" calcext:value-type="float">
            <text:p>3900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Klau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dio </text:p>
          </table:table-cell>
          <table:table-cell office:value-type="string" calcext:value-type="string">
            <text:p>Rh 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02,90550(2) </text:p>
          </table:table-cell>
          <table:table-cell office:value-type="float" office:value="12.41" calcext:value-type="float">
            <text:p>12.41</text:p>
          </table:table-cell>
          <table:table-cell office:value-type="float" office:value="1966" calcext:value-type="float">
            <text:p>1966</text:p>
          </table:table-cell>
          <table:table-cell office:value-type="float" office:value="3727" calcext:value-type="float">
            <text:p>3727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llast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lladio </text:p>
          </table:table-cell>
          <table:table-cell office:value-type="string" calcext:value-type="string">
            <text:p>Pd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06,42(1)[1] </text:p>
          </table:table-cell>
          <table:table-cell office:value-type="float" office:value="12.02" calcext:value-type="float">
            <text:p>12.02</text:p>
          </table:table-cell>
          <table:table-cell office:value-type="float" office:value="1552" calcext:value-type="float">
            <text:p>1552</text:p>
          </table:table-cell>
          <table:table-cell office:value-type="float" office:value="3140" calcext:value-type="float">
            <text:p>3140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llasto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gento </text:p>
          </table:table-cell>
          <table:table-cell office:value-type="string" calcext:value-type="string">
            <text:p>Ag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107,8682(2)[1] </text:p>
          </table:table-cell>
          <table:table-cell office:value-type="float" office:value="10.49" calcext:value-type="float">
            <text:p>10.49</text:p>
          </table:table-cell>
          <table:table-cell office:value-type="float" office:value="961.9" calcext:value-type="float">
            <text:p>961.9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dall'antichità </text:p>
          </table:table-cell>
          <table:table-cell office:value-type="string" calcext:value-type="string">
            <text:p>sconosciut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mio </text:p>
          </table:table-cell>
          <table:table-cell office:value-type="string" calcext:value-type="string">
            <text:p>Cd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112,411(8)[1] </text:p>
          </table:table-cell>
          <table:table-cell office:value-type="float" office:value="8.64" calcext:value-type="float">
            <text:p>8.64</text:p>
          </table:table-cell>
          <table:table-cell office:value-type="float" office:value="321" calcext:value-type="float">
            <text:p>321</text:p>
          </table:table-cell>
          <table:table-cell office:value-type="float" office:value="765" calcext:value-type="float">
            <text:p>765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Strohmeyer e Herman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dio </text:p>
          </table:table-cell>
          <table:table-cell office:value-type="string" calcext:value-type="string">
            <text:p>In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114,818(3) </text:p>
          </table:table-cell>
          <table:table-cell office:value-type="float" office:value="7.31" calcext:value-type="float">
            <text:p>7.31</text:p>
          </table:table-cell>
          <table:table-cell office:value-type="float" office:value="156.2" calcext:value-type="float">
            <text:p>156.2</text:p>
          </table:table-cell>
          <table:table-cell office:value-type="float" office:value="2080" calcext:value-type="float">
            <text:p>208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Reich e Richt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agno </text:p>
          </table:table-cell>
          <table:table-cell office:value-type="string" calcext:value-type="string">
            <text:p>Sn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18,710(7)[1] </text:p>
          </table:table-cell>
          <table:table-cell office:value-type="float" office:value="7.29" calcext:value-type="float">
            <text:p>7.29</text:p>
          </table:table-cell>
          <table:table-cell office:value-type="float" office:value="232" calcext:value-type="float">
            <text:p>232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dall'antichità </text:p>
          </table:table-cell>
          <table:table-cell office:value-type="string" calcext:value-type="string">
            <text:p>sconosciut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timonio </text:p>
          </table:table-cell>
          <table:table-cell office:value-type="string" calcext:value-type="string">
            <text:p>Sb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121,760(1)[1] </text:p>
          </table:table-cell>
          <table:table-cell office:value-type="float" office:value="6.69" calcext:value-type="float">
            <text:p>6.69</text:p>
          </table:table-cell>
          <table:table-cell office:value-type="float" office:value="630.7" calcext:value-type="float">
            <text:p>630.7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dall'antichità </text:p>
          </table:table-cell>
          <table:table-cell office:value-type="string" calcext:value-type="string">
            <text:p>sconosciut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llurio </text:p>
          </table:table-cell>
          <table:table-cell office:value-type="string" calcext:value-type="string">
            <text:p>Te 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127,60(3)[1] </text:p>
          </table:table-cell>
          <table:table-cell office:value-type="float" office:value="6.25" calcext:value-type="float">
            <text:p>6.25</text:p>
          </table:table-cell>
          <table:table-cell office:value-type="float" office:value="449.6" calcext:value-type="float">
            <text:p>449.6</text:p>
          </table:table-cell>
          <table:table-cell office:value-type="float" office:value="990" calcext:value-type="float">
            <text:p>990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von Reichenstei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odio </text:p>
          </table:table-cell>
          <table:table-cell office:value-type="string" calcext:value-type="string">
            <text:p>I 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126,90447(3) </text:p>
          </table:table-cell>
          <table:table-cell office:value-type="float" office:value="4.94" calcext:value-type="float">
            <text:p>4.94</text:p>
          </table:table-cell>
          <table:table-cell office:value-type="float" office:value="113.5" calcext:value-type="float">
            <text:p>113.5</text:p>
          </table:table-cell>
          <table:table-cell office:value-type="float" office:value="184.4" calcext:value-type="float">
            <text:p>184.4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Courtoi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no </text:p>
          </table:table-cell>
          <table:table-cell office:value-type="string" calcext:value-type="string">
            <text:p>Xe 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131,293(6)[1][2] </text:p>
          </table:table-cell>
          <table:table-cell office:value-type="string" calcext:value-type="string">
            <text:p>4,49 g/l </text:p>
          </table:table-cell>
          <table:table-cell office:value-type="float" office:value="-111.9" calcext:value-type="float">
            <text:p>-111.9</text:p>
          </table:table-cell>
          <table:table-cell office:value-type="float" office:value="-107" calcext:value-type="float">
            <text:p>-107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Ramsay e Traver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esio </text:p>
          </table:table-cell>
          <table:table-cell office:value-type="string" calcext:value-type="string">
            <text:p>Cs 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32,9054519(2) </text:p>
          </table:table-cell>
          <table:table-cell office:value-type="float" office:value="1.9" calcext:value-type="float">
            <text:p>1.9</text:p>
          </table:table-cell>
          <table:table-cell office:value-type="float" office:value="28.4" calcext:value-type="float">
            <text:p>28.4</text:p>
          </table:table-cell>
          <table:table-cell office:value-type="float" office:value="690" calcext:value-type="float">
            <text:p>690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Kirchhoff e Bunse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rio </text:p>
          </table:table-cell>
          <table:table-cell office:value-type="string" calcext:value-type="string">
            <text:p>Ba 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37,327(7) </text:p>
          </table:table-cell>
          <table:table-cell office:value-type="float" office:value="3.65" calcext:value-type="float">
            <text:p>3.65</text:p>
          </table:table-cell>
          <table:table-cell office:value-type="float" office:value="725" calcext:value-type="float">
            <text:p>725</text:p>
          </table:table-cell>
          <table:table-cell office:value-type="float" office:value="1640" calcext:value-type="float">
            <text:p>164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Dav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ntanio </text:p>
          </table:table-cell>
          <table:table-cell office:value-type="string" calcext:value-type="string">
            <text:p>L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8,90547(7)[1] </text:p>
          </table:table-cell>
          <table:table-cell office:value-type="float" office:value="6.16" calcext:value-type="float">
            <text:p>6.16</text:p>
          </table:table-cell>
          <table:table-cell office:value-type="float" office:value="920" calcext:value-type="float">
            <text:p>920</text:p>
          </table:table-cell>
          <table:table-cell office:value-type="float" office:value="3454" calcext:value-type="float">
            <text:p>3454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Mosand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rio </text:p>
          </table:table-cell>
          <table:table-cell office:value-type="string" calcext:value-type="string">
            <text:p>C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,116(1)[1] </text:p>
          </table:table-cell>
          <table:table-cell office:value-type="float" office:value="6.77" calcext:value-type="float">
            <text:p>6.77</text:p>
          </table:table-cell>
          <table:table-cell office:value-type="float" office:value="798" calcext:value-type="float">
            <text:p>798</text:p>
          </table:table-cell>
          <table:table-cell office:value-type="float" office:value="3257" calcext:value-type="float">
            <text:p>3257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von Hisinger e Berzeliu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aseodimio </text:p>
          </table:table-cell>
          <table:table-cell office:value-type="string" calcext:value-type="string">
            <text:p>P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,90765(2) </text:p>
          </table:table-cell>
          <table:table-cell office:value-type="float" office:value="6.48" calcext:value-type="float">
            <text:p>6.48</text:p>
          </table:table-cell>
          <table:table-cell office:value-type="float" office:value="931" calcext:value-type="float">
            <text:p>931</text:p>
          </table:table-cell>
          <table:table-cell office:value-type="float" office:value="3212" calcext:value-type="float">
            <text:p>3212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von Welsbac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eodimio </text:p>
          </table:table-cell>
          <table:table-cell office:value-type="string" calcext:value-type="string">
            <text:p>N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4,242(3)[1] </text:p>
          </table:table-cell>
          <table:table-cell office:value-type="float" office:value="7" calcext:value-type="float">
            <text:p>7</text:p>
          </table:table-cell>
          <table:table-cell office:value-type="float" office:value="1010" calcext:value-type="float">
            <text:p>1010</text:p>
          </table:table-cell>
          <table:table-cell office:value-type="float" office:value="3127" calcext:value-type="float">
            <text:p>3127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von Welsbach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omezio </text:p>
          </table:table-cell>
          <table:table-cell office:value-type="string" calcext:value-type="string">
            <text:p>Pm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46,9151][5] </text:p>
          </table:table-cell>
          <table:table-cell office:value-type="float" office:value="7.22" calcext:value-type="float">
            <text:p>7.22</text:p>
          </table:table-cell>
          <table:table-cell office:value-type="float" office:value="1080" calcext:value-type="float">
            <text:p>1080</text:p>
          </table:table-cell>
          <table:table-cell office:value-type="float" office:value="2730" calcext:value-type="float">
            <text:p>273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rinsky e Glendeni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mario </text:p>
          </table:table-cell>
          <table:table-cell office:value-type="string" calcext:value-type="string">
            <text:p>Sm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0,36(2)[1] </text:p>
          </table:table-cell>
          <table:table-cell office:value-type="float" office:value="7.54" calcext:value-type="float">
            <text:p>7.54</text:p>
          </table:table-cell>
          <table:table-cell office:value-type="float" office:value="1072" calcext:value-type="float">
            <text:p>1072</text:p>
          </table:table-cell>
          <table:table-cell office:value-type="float" office:value="1778" calcext:value-type="float">
            <text:p>1778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Lecoq de Boisbaudr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ropio </text:p>
          </table:table-cell>
          <table:table-cell office:value-type="string" calcext:value-type="string">
            <text:p>Eu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1,964(1)[1] </text:p>
          </table:table-cell>
          <table:table-cell office:value-type="float" office:value="5.25" calcext:value-type="float">
            <text:p>5.25</text:p>
          </table:table-cell>
          <table:table-cell office:value-type="float" office:value="822" calcext:value-type="float">
            <text:p>822</text:p>
          </table:table-cell>
          <table:table-cell office:value-type="float" office:value="1597" calcext:value-type="float">
            <text:p>1597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Demarça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dolinio </text:p>
          </table:table-cell>
          <table:table-cell office:value-type="string" calcext:value-type="string">
            <text:p>G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7,25(3)[1] </text:p>
          </table:table-cell>
          <table:table-cell office:value-type="float" office:value="7.89" calcext:value-type="float">
            <text:p>7.89</text:p>
          </table:table-cell>
          <table:table-cell office:value-type="float" office:value="1311" calcext:value-type="float">
            <text:p>1311</text:p>
          </table:table-cell>
          <table:table-cell office:value-type="float" office:value="3233" calcext:value-type="float">
            <text:p>3233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de Marigna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rbio </text:p>
          </table:table-cell>
          <table:table-cell office:value-type="string" calcext:value-type="string">
            <text:p>Tb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8,92535(2) </text:p>
          </table:table-cell>
          <table:table-cell office:value-type="float" office:value="8.25" calcext:value-type="float">
            <text:p>8.25</text:p>
          </table:table-cell>
          <table:table-cell office:value-type="float" office:value="1360" calcext:value-type="float">
            <text:p>1360</text:p>
          </table:table-cell>
          <table:table-cell office:value-type="float" office:value="3041" calcext:value-type="float">
            <text:p>3041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Mosand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sprosio </text:p>
          </table:table-cell>
          <table:table-cell office:value-type="string" calcext:value-type="string">
            <text:p>Dy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2,500(1)[1] </text:p>
          </table:table-cell>
          <table:table-cell office:value-type="float" office:value="8.56" calcext:value-type="float">
            <text:p>8.56</text:p>
          </table:table-cell>
          <table:table-cell office:value-type="float" office:value="1409" calcext:value-type="float">
            <text:p>1409</text:p>
          </table:table-cell>
          <table:table-cell office:value-type="float" office:value="2335" calcext:value-type="float">
            <text:p>2335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Lecoq de Boisbaudra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lmio </text:p>
          </table:table-cell>
          <table:table-cell office:value-type="string" calcext:value-type="string">
            <text:p>Ho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4,93032(2) </text:p>
          </table:table-cell>
          <table:table-cell office:value-type="float" office:value="8.78" calcext:value-type="float">
            <text:p>8.78</text:p>
          </table:table-cell>
          <table:table-cell office:value-type="float" office:value="1470" calcext:value-type="float">
            <text:p>1470</text:p>
          </table:table-cell>
          <table:table-cell office:value-type="float" office:value="2720" calcext:value-type="float">
            <text:p>2720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Sore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bio </text:p>
          </table:table-cell>
          <table:table-cell office:value-type="string" calcext:value-type="string">
            <text:p>E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7,259(3)[1] </text:p>
          </table:table-cell>
          <table:table-cell office:value-type="float" office:value="9.05" calcext:value-type="float">
            <text:p>9.05</text:p>
          </table:table-cell>
          <table:table-cell office:value-type="float" office:value="1522" calcext:value-type="float">
            <text:p>1522</text:p>
          </table:table-cell>
          <table:table-cell office:value-type="float" office:value="2510" calcext:value-type="float">
            <text:p>2510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Mosan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ulio </text:p>
          </table:table-cell>
          <table:table-cell office:value-type="string" calcext:value-type="string">
            <text:p>Tm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8,93421(2) </text:p>
          </table:table-cell>
          <table:table-cell office:value-type="float" office:value="9.32" calcext:value-type="float">
            <text:p>9.32</text:p>
          </table:table-cell>
          <table:table-cell office:value-type="float" office:value="1545" calcext:value-type="float">
            <text:p>1545</text:p>
          </table:table-cell>
          <table:table-cell office:value-type="float" office:value="1727" calcext:value-type="float">
            <text:p>1727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Clev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tterbio </text:p>
          </table:table-cell>
          <table:table-cell office:value-type="string" calcext:value-type="string">
            <text:p>Yb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3,04(3)[1] </text:p>
          </table:table-cell>
          <table:table-cell office:value-type="float" office:value="6.97" calcext:value-type="float">
            <text:p>6.97</text:p>
          </table:table-cell>
          <table:table-cell office:value-type="float" office:value="824" calcext:value-type="float">
            <text:p>824</text:p>
          </table:table-cell>
          <table:table-cell office:value-type="float" office:value="1193" calcext:value-type="float">
            <text:p>1193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de Marigna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tezio </text:p>
          </table:table-cell>
          <table:table-cell office:value-type="string" calcext:value-type="string">
            <text:p>Lu 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74,967(1)[1] </text:p>
          </table:table-cell>
          <table:table-cell office:value-type="float" office:value="9.84" calcext:value-type="float">
            <text:p>9.84</text:p>
          </table:table-cell>
          <table:table-cell office:value-type="float" office:value="1656" calcext:value-type="float">
            <text:p>1656</text:p>
          </table:table-cell>
          <table:table-cell office:value-type="float" office:value="3315" calcext:value-type="float">
            <text:p>3315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Urbai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fnio </text:p>
          </table:table-cell>
          <table:table-cell office:value-type="string" calcext:value-type="string">
            <text:p>Hf 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78,49(2) </text:p>
          </table:table-cell>
          <table:table-cell office:value-type="float" office:value="13.31" calcext:value-type="float">
            <text:p>13.31</text:p>
          </table:table-cell>
          <table:table-cell office:value-type="float" office:value="2150" calcext:value-type="float">
            <text:p>2150</text:p>
          </table:table-cell>
          <table:table-cell office:value-type="float" office:value="5400" calcext:value-type="float">
            <text:p>5400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Coster e de Heves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ntalio </text:p>
          </table:table-cell>
          <table:table-cell office:value-type="string" calcext:value-type="string">
            <text:p>Ta 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80,9479(1) </text:p>
          </table:table-cell>
          <table:table-cell office:value-type="float" office:value="16.68" calcext:value-type="float">
            <text:p>16.68</text:p>
          </table:table-cell>
          <table:table-cell office:value-type="float" office:value="2996" calcext:value-type="float">
            <text:p>2996</text:p>
          </table:table-cell>
          <table:table-cell office:value-type="float" office:value="5425" calcext:value-type="float">
            <text:p>5425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keber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ungsteno </text:p>
          </table:table-cell>
          <table:table-cell office:value-type="string" calcext:value-type="string">
            <text:p>W 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183,84(1) </text:p>
          </table:table-cell>
          <table:table-cell office:value-type="float" office:value="19.26" calcext:value-type="float">
            <text:p>19.26</text:p>
          </table:table-cell>
          <table:table-cell office:value-type="float" office:value="3407" calcext:value-type="float">
            <text:p>3407</text:p>
          </table:table-cell>
          <table:table-cell office:value-type="float" office:value="5927" calcext:value-type="float">
            <text:p>5927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Elhuya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nio </text:p>
          </table:table-cell>
          <table:table-cell office:value-type="string" calcext:value-type="string">
            <text:p>Re 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86,207(1) </text:p>
          </table:table-cell>
          <table:table-cell office:value-type="float" office:value="21.03" calcext:value-type="float">
            <text:p>21.03</text:p>
          </table:table-cell>
          <table:table-cell office:value-type="float" office:value="3180" calcext:value-type="float">
            <text:p>3180</text:p>
          </table:table-cell>
          <table:table-cell office:value-type="float" office:value="5627" calcext:value-type="float">
            <text:p>5627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Noddack, Tacke e Ber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mio </text:p>
          </table:table-cell>
          <table:table-cell office:value-type="string" calcext:value-type="string">
            <text:p>Os 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90,23(3)[1] </text:p>
          </table:table-cell>
          <table:table-cell office:value-type="float" office:value="22.61" calcext:value-type="float">
            <text:p>22.61</text:p>
          </table:table-cell>
          <table:table-cell office:value-type="float" office:value="3045" calcext:value-type="float">
            <text:p>3045</text:p>
          </table:table-cell>
          <table:table-cell office:value-type="float" office:value="5027" calcext:value-type="float">
            <text:p>5027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Tennan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idio </text:p>
          </table:table-cell>
          <table:table-cell office:value-type="string" calcext:value-type="string">
            <text:p>Ir 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192,217(3) </text:p>
          </table:table-cell>
          <table:table-cell office:value-type="float" office:value="22.65" calcext:value-type="float">
            <text:p>22.65</text:p>
          </table:table-cell>
          <table:table-cell office:value-type="float" office:value="2410" calcext:value-type="float">
            <text:p>2410</text:p>
          </table:table-cell>
          <table:table-cell office:value-type="float" office:value="4130" calcext:value-type="float">
            <text:p>4130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Tennan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atino </text:p>
          </table:table-cell>
          <table:table-cell office:value-type="string" calcext:value-type="string">
            <text:p>Pt 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95,084(9) </text:p>
          </table:table-cell>
          <table:table-cell office:value-type="float" office:value="21.45" calcext:value-type="float">
            <text:p>21.45</text:p>
          </table:table-cell>
          <table:table-cell office:value-type="float" office:value="1772" calcext:value-type="float">
            <text:p>1772</text:p>
          </table:table-cell>
          <table:table-cell office:value-type="float" office:value="3827" calcext:value-type="float">
            <text:p>3827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Scalige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ro </text:p>
          </table:table-cell>
          <table:table-cell office:value-type="string" calcext:value-type="string">
            <text:p>Au 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196,966569(4) </text:p>
          </table:table-cell>
          <table:table-cell office:value-type="float" office:value="19.32" calcext:value-type="float">
            <text:p>19.32</text:p>
          </table:table-cell>
          <table:table-cell office:value-type="float" office:value="1064.4" calcext:value-type="float">
            <text:p>1064.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dall'antichità </text:p>
          </table:table-cell>
          <table:table-cell office:value-type="string" calcext:value-type="string">
            <text:p>sconosciut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ercurio </text:p>
          </table:table-cell>
          <table:table-cell office:value-type="string" calcext:value-type="string">
            <text:p>Hg 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200,59(2) </text:p>
          </table:table-cell>
          <table:table-cell office:value-type="float" office:value="13.55" calcext:value-type="float">
            <text:p>13.55</text:p>
          </table:table-cell>
          <table:table-cell office:value-type="float" office:value="-38.9" calcext:value-type="float">
            <text:p>-38.9</text:p>
          </table:table-cell>
          <table:table-cell office:value-type="float" office:value="356.6" calcext:value-type="float">
            <text:p>356.6</text:p>
          </table:table-cell>
          <table:table-cell office:value-type="string" calcext:value-type="string">
            <text:p>dall'antichità </text:p>
          </table:table-cell>
          <table:table-cell office:value-type="string" calcext:value-type="string">
            <text:p>sconosciut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llio </text:p>
          </table:table-cell>
          <table:table-cell office:value-type="string" calcext:value-type="string">
            <text:p>Tl 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204,3833(2) </text:p>
          </table:table-cell>
          <table:table-cell office:value-type="float" office:value="11.85" calcext:value-type="float">
            <text:p>11.85</text:p>
          </table:table-cell>
          <table:table-cell office:value-type="float" office:value="303.6" calcext:value-type="float">
            <text:p>303.6</text:p>
          </table:table-cell>
          <table:table-cell office:value-type="float" office:value="1457" calcext:value-type="float">
            <text:p>1457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Crook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iombo </text:p>
          </table:table-cell>
          <table:table-cell office:value-type="string" calcext:value-type="string">
            <text:p>Pb 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07,2(1)[1][3] </text:p>
          </table:table-cell>
          <table:table-cell office:value-type="float" office:value="11.34" calcext:value-type="float">
            <text:p>11.34</text:p>
          </table:table-cell>
          <table:table-cell office:value-type="float" office:value="327.5" calcext:value-type="float">
            <text:p>327.5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dall'antichità </text:p>
          </table:table-cell>
          <table:table-cell office:value-type="string" calcext:value-type="string">
            <text:p>sconosciut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smuto </text:p>
          </table:table-cell>
          <table:table-cell office:value-type="string" calcext:value-type="string">
            <text:p>Bi 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208,98040(1) </text:p>
          </table:table-cell>
          <table:table-cell office:value-type="float" office:value="9.8" calcext:value-type="float">
            <text:p>9.8</text:p>
          </table:table-cell>
          <table:table-cell office:value-type="float" office:value="271.4" calcext:value-type="float">
            <text:p>271.4</text:p>
          </table:table-cell>
          <table:table-cell office:value-type="float" office:value="1560" calcext:value-type="float">
            <text:p>156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Geoffro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lonio </text:p>
          </table:table-cell>
          <table:table-cell office:value-type="string" calcext:value-type="string">
            <text:p>Po 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[208,9824][5] </text:p>
          </table:table-cell>
          <table:table-cell office:value-type="float" office:value="9.2" calcext:value-type="float">
            <text:p>9.2</text:p>
          </table:table-cell>
          <table:table-cell office:value-type="float" office:value="254" calcext:value-type="float">
            <text:p>254</text:p>
          </table:table-cell>
          <table:table-cell office:value-type="float" office:value="962" calcext:value-type="float">
            <text:p>962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Marie e Pierre Curi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tato </text:p>
          </table:table-cell>
          <table:table-cell office:value-type="string" calcext:value-type="string">
            <text:p>At 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[209,9871][5] 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37" calcext:value-type="float">
            <text:p>337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Corson e MacKenzi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adon </text:p>
          </table:table-cell>
          <table:table-cell office:value-type="string" calcext:value-type="string">
            <text:p>Rn 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[222,0176][5] </text:p>
          </table:table-cell>
          <table:table-cell office:value-type="string" calcext:value-type="string">
            <text:p>9,23 g/l </text:p>
          </table:table-cell>
          <table:table-cell office:value-type="float" office:value="-71" calcext:value-type="float">
            <text:p>-71</text:p>
          </table:table-cell>
          <table:table-cell office:value-type="float" office:value="-61.8" calcext:value-type="float">
            <text:p>-61.8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Dor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ancio </text:p>
          </table:table-cell>
          <table:table-cell office:value-type="string" calcext:value-type="string">
            <text:p>Fr 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[223,0197][5] 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77" calcext:value-type="float">
            <text:p>67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erey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dio </text:p>
          </table:table-cell>
          <table:table-cell office:value-type="string" calcext:value-type="string">
            <text:p>Ra 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[226,0254][5] </text:p>
          </table:table-cell>
          <table:table-cell office:value-type="float" office:value="5.5" calcext:value-type="float">
            <text:p>5.5</text:p>
          </table:table-cell>
          <table:table-cell office:value-type="float" office:value="700" calcext:value-type="float">
            <text:p>700</text:p>
          </table:table-cell>
          <table:table-cell office:value-type="float" office:value="1140" calcext:value-type="float">
            <text:p>1140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Marie e Pierre Curi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ttinio </text:p>
          </table:table-cell>
          <table:table-cell office:value-type="string" calcext:value-type="string">
            <text:p>Ac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27,0278][5] </text:p>
          </table:table-cell>
          <table:table-cell office:value-type="float" office:value="10.07" calcext:value-type="float">
            <text:p>10.07</text:p>
          </table:table-cell>
          <table:table-cell office:value-type="float" office:value="1047" calcext:value-type="float">
            <text:p>1047</text:p>
          </table:table-cell>
          <table:table-cell office:value-type="float" office:value="3197" calcext:value-type="float">
            <text:p>3197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Debiern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orio </text:p>
          </table:table-cell>
          <table:table-cell office:value-type="string" calcext:value-type="string">
            <text:p>Th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2,03806(2)[5][1] </text:p>
          </table:table-cell>
          <table:table-cell office:value-type="float" office:value="11.72" calcext:value-type="float">
            <text:p>11.72</text:p>
          </table:table-cell>
          <table:table-cell office:value-type="float" office:value="1750" calcext:value-type="float">
            <text:p>1750</text:p>
          </table:table-cell>
          <table:table-cell office:value-type="float" office:value="4787" calcext:value-type="float">
            <text:p>4787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Berzeliu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otoattinio </text:p>
          </table:table-cell>
          <table:table-cell office:value-type="string" calcext:value-type="string">
            <text:p>P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1,03588(2)[5] </text:p>
          </table:table-cell>
          <table:table-cell office:value-type="float" office:value="15.37" calcext:value-type="float">
            <text:p>15.37</text:p>
          </table:table-cell>
          <table:table-cell office:value-type="float" office:value="1554" calcext:value-type="float">
            <text:p>1554</text:p>
          </table:table-cell>
          <table:table-cell office:value-type="float" office:value="4030" calcext:value-type="float">
            <text:p>4030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Soddy, Cranston e Hah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ranio </text:p>
          </table:table-cell>
          <table:table-cell office:value-type="string" calcext:value-type="string">
            <text:p>U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8,02891(3)[5][1][2] </text:p>
          </table:table-cell>
          <table:table-cell office:value-type="float" office:value="18.97" calcext:value-type="float">
            <text:p>18.97</text:p>
          </table:table-cell>
          <table:table-cell office:value-type="float" office:value="1132.4" calcext:value-type="float">
            <text:p>1132.4</text:p>
          </table:table-cell>
          <table:table-cell office:value-type="float" office:value="3818" calcext:value-type="float">
            <text:p>3818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Klaproth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ettunio </text:p>
          </table:table-cell>
          <table:table-cell office:value-type="string" calcext:value-type="string">
            <text:p>Np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37,0482][5] </text:p>
          </table:table-cell>
          <table:table-cell office:value-type="float" office:value="20.48" calcext:value-type="float">
            <text:p>20.48</text:p>
          </table:table-cell>
          <table:table-cell office:value-type="float" office:value="640" calcext:value-type="float">
            <text:p>640</text:p>
          </table:table-cell>
          <table:table-cell office:value-type="float" office:value="3902" calcext:value-type="float">
            <text:p>390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McMillan e Abels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utonio </text:p>
          </table:table-cell>
          <table:table-cell office:value-type="string" calcext:value-type="string">
            <text:p>Pu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44,0642][5] </text:p>
          </table:table-cell>
          <table:table-cell office:value-type="float" office:value="19.74" calcext:value-type="float">
            <text:p>19.74</text:p>
          </table:table-cell>
          <table:table-cell office:value-type="float" office:value="641" calcext:value-type="float">
            <text:p>641</text:p>
          </table:table-cell>
          <table:table-cell office:value-type="float" office:value="3327" calcext:value-type="float">
            <text:p>3327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Seabor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ericio </text:p>
          </table:table-cell>
          <table:table-cell office:value-type="string" calcext:value-type="string">
            <text:p>Am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43,0614][5] </text:p>
          </table:table-cell>
          <table:table-cell office:value-type="float" office:value="13.67" calcext:value-type="float">
            <text:p>13.67</text:p>
          </table:table-cell>
          <table:table-cell office:value-type="float" office:value="994" calcext:value-type="float">
            <text:p>994</text:p>
          </table:table-cell>
          <table:table-cell office:value-type="float" office:value="2607" calcext:value-type="float">
            <text:p>2607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eabor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urio </text:p>
          </table:table-cell>
          <table:table-cell office:value-type="string" calcext:value-type="string">
            <text:p>Cm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47,0703][5] </text:p>
          </table:table-cell>
          <table:table-cell office:value-type="float" office:value="13.51" calcext:value-type="float">
            <text:p>13.51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string" calcext:value-type="string">
            <text:p>Seabor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erkelio </text:p>
          </table:table-cell>
          <table:table-cell office:value-type="string" calcext:value-type="string">
            <text:p>Bk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47,0703][5] </text:p>
          </table:table-cell>
          <table:table-cell office:value-type="float" office:value="13.25" calcext:value-type="float">
            <text:p>13.25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float" office:value="1949" calcext:value-type="float">
            <text:p>1949</text:p>
          </table:table-cell>
          <table:table-cell office:value-type="string" calcext:value-type="string">
            <text:p>Seabor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lifornio </text:p>
          </table:table-cell>
          <table:table-cell office:value-type="string" calcext:value-type="string">
            <text:p>Cf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51,0796][5] </text:p>
          </table:table-cell>
          <table:table-cell office:value-type="float" office:value="15.1" calcext:value-type="float">
            <text:p>15.1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string" calcext:value-type="string">
            <text:p>Seabor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insteinio </text:p>
          </table:table-cell>
          <table:table-cell office:value-type="string" calcext:value-type="string">
            <text:p>E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52,0829][5] </text:p>
          </table:table-cell>
          <table:table-cell/>
          <table:table-cell office:value-type="float" office:value="860" calcext:value-type="float">
            <text:p>860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string" calcext:value-type="string">
            <text:p>Seabor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ermio </text:p>
          </table:table-cell>
          <table:table-cell office:value-type="string" calcext:value-type="string">
            <text:p>Fm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57,0951][5] </text:p>
          </table:table-cell>
          <table:table-cell table:number-columns-repeated="3"/>
          <table:table-cell office:value-type="float" office:value="1952" calcext:value-type="float">
            <text:p>1952</text:p>
          </table:table-cell>
          <table:table-cell office:value-type="string" calcext:value-type="string">
            <text:p>Seabor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endelevio </text:p>
          </table:table-cell>
          <table:table-cell office:value-type="string" calcext:value-type="string">
            <text:p>M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58,0986][5] </text:p>
          </table:table-cell>
          <table:table-cell table:number-columns-repeated="3"/>
          <table:table-cell office:value-type="float" office:value="1955" calcext:value-type="float">
            <text:p>1955</text:p>
          </table:table-cell>
          <table:table-cell office:value-type="string" calcext:value-type="string">
            <text:p>Seabor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belio </text:p>
          </table:table-cell>
          <table:table-cell office:value-type="string" calcext:value-type="string">
            <text:p>No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59,1009][5] 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string" calcext:value-type="string">
            <text:p>Seabor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aurenzio </text:p>
          </table:table-cell>
          <table:table-cell office:value-type="string" calcext:value-type="string">
            <text:p>Lr 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[260,1053][5] 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office:value-type="string" calcext:value-type="string">
            <text:p>Ghiors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utherfordio </text:p>
          </table:table-cell>
          <table:table-cell office:value-type="string" calcext:value-type="string">
            <text:p>Rf 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[261,1087][5] </text:p>
          </table:table-cell>
          <table:table-cell table:number-columns-repeated="3"/>
          <table:table-cell office:value-type="string" calcext:value-type="string">
            <text:p>1964/69 </text:p>
          </table:table-cell>
          <table:table-cell office:value-type="string" calcext:value-type="string">
            <text:p>Flerov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ubnio </text:p>
          </table:table-cell>
          <table:table-cell office:value-type="string" calcext:value-type="string">
            <text:p>Db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[262,1138][5] </text:p>
          </table:table-cell>
          <table:table-cell table:number-columns-repeated="3"/>
          <table:table-cell office:value-type="string" calcext:value-type="string">
            <text:p>1967/70 </text:p>
          </table:table-cell>
          <table:table-cell office:value-type="string" calcext:value-type="string">
            <text:p>Flerov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aborgio </text:p>
          </table:table-cell>
          <table:table-cell office:value-type="string" calcext:value-type="string">
            <text:p>Sg 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[263,1182][5] </text:p>
          </table:table-cell>
          <table:table-cell table:number-columns-repeated="3"/>
          <table:table-cell office:value-type="float" office:value="1974" calcext:value-type="float">
            <text:p>1974</text:p>
          </table:table-cell>
          <table:table-cell office:value-type="string" calcext:value-type="string">
            <text:p>Flerov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hrio </text:p>
          </table:table-cell>
          <table:table-cell office:value-type="string" calcext:value-type="string">
            <text:p>Bh 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[262,1229][5] </text:p>
          </table:table-cell>
          <table:table-cell table:number-columns-repeated="3"/>
          <table:table-cell office:value-type="float" office:value="1976" calcext:value-type="float">
            <text:p>1976</text:p>
          </table:table-cell>
          <table:table-cell office:value-type="string" calcext:value-type="string">
            <text:p>Oganessia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assio </text:p>
          </table:table-cell>
          <table:table-cell office:value-type="string" calcext:value-type="string">
            <text:p>Hs 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[265][5] </text:p>
          </table:table-cell>
          <table:table-cell table:number-columns-repeated="3"/>
          <table:table-cell office:value-type="float" office:value="1984" calcext:value-type="float">
            <text:p>1984</text:p>
          </table:table-cell>
          <table:table-cell office:value-type="string" calcext:value-type="string">
            <text:p>GSI (*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itnerio </text:p>
          </table:table-cell>
          <table:table-cell office:value-type="string" calcext:value-type="string">
            <text:p>Mt 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[266][5] 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office:value-type="string" calcext:value-type="string">
            <text:p>GSI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armstadtio </text:p>
          </table:table-cell>
          <table:table-cell office:value-type="string" calcext:value-type="string">
            <text:p>Ds 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[269][5] 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office:value-type="string" calcext:value-type="string">
            <text:p>GSI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entgenio </text:p>
          </table:table-cell>
          <table:table-cell office:value-type="string" calcext:value-type="string">
            <text:p>Rg 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[272][5] 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office:value-type="string" calcext:value-type="string">
            <text:p>GS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pernicio </text:p>
          </table:table-cell>
          <table:table-cell office:value-type="string" calcext:value-type="string">
            <text:p>Cn 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[285][5] 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office:value-type="string" calcext:value-type="string">
            <text:p>GSI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nuntrio </text:p>
          </table:table-cell>
          <table:table-cell office:value-type="string" calcext:value-type="string">
            <text:p>Uut </text:p>
          </table:table-cell>
          <table:table-cell office:value-type="float" office:value="7.13" calcext:value-type="float">
            <text:p>7.13</text:p>
          </table:table-cell>
          <table:table-cell office:value-type="string" calcext:value-type="string">
            <text:p>[284][5] 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office:value-type="string" calcext:value-type="string">
            <text:p>JINR (*), LLNL (*)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erovio </text:p>
          </table:table-cell>
          <table:table-cell office:value-type="string" calcext:value-type="string">
            <text:p>Fl 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[289][5] 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office:value-type="string" calcext:value-type="string">
            <text:p>JIN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Ununpentio </text:p>
          </table:table-cell>
          <table:table-cell office:value-type="string" calcext:value-type="string">
            <text:p>Uup 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[288][5] 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office:value-type="string" calcext:value-type="string">
            <text:p>JINR, LLN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vermorio </text:p>
          </table:table-cell>
          <table:table-cell office:value-type="string" calcext:value-type="string">
            <text:p>Lv 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[292][5] 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office:value-type="string" calcext:value-type="string">
            <text:p>LBNL (*)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nunseptio </text:p>
          </table:table-cell>
          <table:table-cell office:value-type="string" calcext:value-type="string">
            <text:p>Uus 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[5] 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nunoctio </text:p>
          </table:table-cell>
          <table:table-cell office:value-type="string" calcext:value-type="string">
            <text:p>Uuo 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[5] 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</table:table-row>
      </table:table>
      <table:table table:name="N-atomico" table:style-name="ta1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difficult_level</text:p>
          </table:table-cell>
        </table:table-row>
        <table:table-row table:style-name="ro2">
          <table:table-cell table:formula="of:=[Data.B2]" office:value-type="string" office:string-value="Idrogeno " calcext:value-type="string">
            <text:p>Idrogeno </text:p>
          </table:table-cell>
          <table:table-cell table:formula="of:=[Data.A2]" office:value-type="float" office:value="1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3]" office:value-type="string" office:string-value="Elio " calcext:value-type="string">
            <text:p>Elio </text:p>
          </table:table-cell>
          <table:table-cell table:formula="of:=[Data.A3]" office:value-type="float" office:value="2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4]" office:value-type="string" office:string-value="Litio " calcext:value-type="string">
            <text:p>Litio </text:p>
          </table:table-cell>
          <table:table-cell table:formula="of:=[Data.A4]" office:value-type="float" office:value="3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5]" office:value-type="string" office:string-value="Berillio " calcext:value-type="string">
            <text:p>Berillio </text:p>
          </table:table-cell>
          <table:table-cell table:formula="of:=[Data.A5]" office:value-type="float" office:value="4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6]" office:value-type="string" office:string-value="Boro " calcext:value-type="string">
            <text:p>Boro </text:p>
          </table:table-cell>
          <table:table-cell table:formula="of:=[Data.A6]" office:value-type="float" office:value="5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7]" office:value-type="string" office:string-value="Carbonio " calcext:value-type="string">
            <text:p>Carbonio </text:p>
          </table:table-cell>
          <table:table-cell table:formula="of:=[Data.A7]" office:value-type="float" office:value="6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8]" office:value-type="string" office:string-value="Azoto " calcext:value-type="string">
            <text:p>Azoto </text:p>
          </table:table-cell>
          <table:table-cell table:formula="of:=[Data.A8]" office:value-type="float" office:value="7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9]" office:value-type="string" office:string-value="Ossigeno " calcext:value-type="string">
            <text:p>Ossigeno </text:p>
          </table:table-cell>
          <table:table-cell table:formula="of:=[Data.A9]" office:value-type="float" office:value="8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0]" office:value-type="string" office:string-value="Fluoro " calcext:value-type="string">
            <text:p>Fluoro </text:p>
          </table:table-cell>
          <table:table-cell table:formula="of:=[Data.A10]" office:value-type="float" office:value="9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11]" office:value-type="string" office:string-value="Neon " calcext:value-type="string">
            <text:p>Neon </text:p>
          </table:table-cell>
          <table:table-cell table:formula="of:=[Data.A11]" office:value-type="float" office:value="10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12]" office:value-type="string" office:string-value="Sodio " calcext:value-type="string">
            <text:p>Sodio </text:p>
          </table:table-cell>
          <table:table-cell table:formula="of:=[Data.A12]" office:value-type="float" office:value="11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13]" office:value-type="string" office:string-value="Magnesio " calcext:value-type="string">
            <text:p>Magnesio </text:p>
          </table:table-cell>
          <table:table-cell table:formula="of:=[Data.A13]" office:value-type="float" office:value="12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14]" office:value-type="string" office:string-value="Alluminio " calcext:value-type="string">
            <text:p>Alluminio </text:p>
          </table:table-cell>
          <table:table-cell table:formula="of:=[Data.A14]" office:value-type="float" office:value="13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5]" office:value-type="string" office:string-value="Silicio " calcext:value-type="string">
            <text:p>Silicio </text:p>
          </table:table-cell>
          <table:table-cell table:formula="of:=[Data.A15]" office:value-type="float" office:value="14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16]" office:value-type="string" office:string-value="Fosforo " calcext:value-type="string">
            <text:p>Fosforo </text:p>
          </table:table-cell>
          <table:table-cell table:formula="of:=[Data.A16]" office:value-type="float" office:value="15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7]" office:value-type="string" office:string-value="Zolfo " calcext:value-type="string">
            <text:p>Zolfo </text:p>
          </table:table-cell>
          <table:table-cell table:formula="of:=[Data.A17]" office:value-type="float" office:value="16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8]" office:value-type="string" office:string-value="Cloro " calcext:value-type="string">
            <text:p>Cloro </text:p>
          </table:table-cell>
          <table:table-cell table:formula="of:=[Data.A18]" office:value-type="float" office:value="17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19]" office:value-type="string" office:string-value="Argon " calcext:value-type="string">
            <text:p>Argon </text:p>
          </table:table-cell>
          <table:table-cell table:formula="of:=[Data.A19]" office:value-type="float" office:value="18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20]" office:value-type="string" office:string-value="Potassio " calcext:value-type="string">
            <text:p>Potassio </text:p>
          </table:table-cell>
          <table:table-cell table:formula="of:=[Data.A20]" office:value-type="float" office:value="19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21]" office:value-type="string" office:string-value="Calcio " calcext:value-type="string">
            <text:p>Calcio </text:p>
          </table:table-cell>
          <table:table-cell table:formula="of:=[Data.A21]" office:value-type="float" office:value="20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ata.B22]" office:value-type="string" office:string-value="Scandio " calcext:value-type="string">
            <text:p>Scandio </text:p>
          </table:table-cell>
          <table:table-cell table:formula="of:=[Data.A22]" office:value-type="float" office:value="21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23]" office:value-type="string" office:string-value="Titanio " calcext:value-type="string">
            <text:p>Titanio </text:p>
          </table:table-cell>
          <table:table-cell table:formula="of:=[Data.A23]" office:value-type="float" office:value="22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24]" office:value-type="string" office:string-value="Vanadio " calcext:value-type="string">
            <text:p>Vanadio </text:p>
          </table:table-cell>
          <table:table-cell table:formula="of:=[Data.A24]" office:value-type="float" office:value="23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25]" office:value-type="string" office:string-value="Cromo " calcext:value-type="string">
            <text:p>Cromo </text:p>
          </table:table-cell>
          <table:table-cell table:formula="of:=[Data.A25]" office:value-type="float" office:value="24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26]" office:value-type="string" office:string-value="Manganese " calcext:value-type="string">
            <text:p>Manganese </text:p>
          </table:table-cell>
          <table:table-cell table:formula="of:=[Data.A26]" office:value-type="float" office:value="25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27]" office:value-type="string" office:string-value="Ferro " calcext:value-type="string">
            <text:p>Ferro </text:p>
          </table:table-cell>
          <table:table-cell table:formula="of:=[Data.A27]" office:value-type="float" office:value="26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28]" office:value-type="string" office:string-value="Cobalto " calcext:value-type="string">
            <text:p>Cobalto </text:p>
          </table:table-cell>
          <table:table-cell table:formula="of:=[Data.A28]" office:value-type="float" office:value="27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29]" office:value-type="string" office:string-value="Nichel " calcext:value-type="string">
            <text:p>Nichel </text:p>
          </table:table-cell>
          <table:table-cell table:formula="of:=[Data.A29]" office:value-type="float" office:value="28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30]" office:value-type="string" office:string-value="Rame " calcext:value-type="string">
            <text:p>Rame </text:p>
          </table:table-cell>
          <table:table-cell table:formula="of:=[Data.A30]" office:value-type="float" office:value="29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31]" office:value-type="string" office:string-value="Zinco " calcext:value-type="string">
            <text:p>Zinco </text:p>
          </table:table-cell>
          <table:table-cell table:formula="of:=[Data.A31]" office:value-type="float" office:value="30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32]" office:value-type="string" office:string-value="Gallio " calcext:value-type="string">
            <text:p>Gallio </text:p>
          </table:table-cell>
          <table:table-cell table:formula="of:=[Data.A32]" office:value-type="float" office:value="31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33]" office:value-type="string" office:string-value="Germanio " calcext:value-type="string">
            <text:p>Germanio </text:p>
          </table:table-cell>
          <table:table-cell table:formula="of:=[Data.A33]" office:value-type="float" office:value="32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34]" office:value-type="string" office:string-value="Arsenico " calcext:value-type="string">
            <text:p>Arsenico </text:p>
          </table:table-cell>
          <table:table-cell table:formula="of:=[Data.A34]" office:value-type="float" office:value="33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35]" office:value-type="string" office:string-value="Selenio " calcext:value-type="string">
            <text:p>Selenio </text:p>
          </table:table-cell>
          <table:table-cell table:formula="of:=[Data.A35]" office:value-type="float" office:value="34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36]" office:value-type="string" office:string-value="Bromo " calcext:value-type="string">
            <text:p>Bromo </text:p>
          </table:table-cell>
          <table:table-cell table:formula="of:=[Data.A36]" office:value-type="float" office:value="35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37]" office:value-type="string" office:string-value="Kripton " calcext:value-type="string">
            <text:p>Kripton </text:p>
          </table:table-cell>
          <table:table-cell table:formula="of:=[Data.A37]" office:value-type="float" office:value="36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38]" office:value-type="string" office:string-value="Rubidio " calcext:value-type="string">
            <text:p>Rubidio </text:p>
          </table:table-cell>
          <table:table-cell table:formula="of:=[Data.A38]" office:value-type="float" office:value="37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39]" office:value-type="string" office:string-value="Stronzio " calcext:value-type="string">
            <text:p>Stronzio </text:p>
          </table:table-cell>
          <table:table-cell table:formula="of:=[Data.A39]" office:value-type="float" office:value="38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40]" office:value-type="string" office:string-value="Ittrio " calcext:value-type="string">
            <text:p>Ittrio </text:p>
          </table:table-cell>
          <table:table-cell table:formula="of:=[Data.A40]" office:value-type="float" office:value="39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41]" office:value-type="string" office:string-value="Zirconio " calcext:value-type="string">
            <text:p>Zirconio </text:p>
          </table:table-cell>
          <table:table-cell table:formula="of:=[Data.A41]" office:value-type="float" office:value="40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42]" office:value-type="string" office:string-value="Niobio " calcext:value-type="string">
            <text:p>Niobio </text:p>
          </table:table-cell>
          <table:table-cell table:formula="of:=[Data.A42]" office:value-type="float" office:value="41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43]" office:value-type="string" office:string-value="Molibdeno " calcext:value-type="string">
            <text:p>Molibdeno </text:p>
          </table:table-cell>
          <table:table-cell table:formula="of:=[Data.A43]" office:value-type="float" office:value="42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44]" office:value-type="string" office:string-value="Tecnezio " calcext:value-type="string">
            <text:p>Tecnezio </text:p>
          </table:table-cell>
          <table:table-cell table:formula="of:=[Data.A44]" office:value-type="float" office:value="43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45]" office:value-type="string" office:string-value="Rutenio " calcext:value-type="string">
            <text:p>Rutenio </text:p>
          </table:table-cell>
          <table:table-cell table:formula="of:=[Data.A45]" office:value-type="float" office:value="44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46]" office:value-type="string" office:string-value="Rodio " calcext:value-type="string">
            <text:p>Rodio </text:p>
          </table:table-cell>
          <table:table-cell table:formula="of:=[Data.A46]" office:value-type="float" office:value="45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47]" office:value-type="string" office:string-value="Palladio " calcext:value-type="string">
            <text:p>Palladio </text:p>
          </table:table-cell>
          <table:table-cell table:formula="of:=[Data.A47]" office:value-type="float" office:value="46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48]" office:value-type="string" office:string-value="Argento " calcext:value-type="string">
            <text:p>Argento </text:p>
          </table:table-cell>
          <table:table-cell table:formula="of:=[Data.A48]" office:value-type="float" office:value="47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49]" office:value-type="string" office:string-value="Cadmio " calcext:value-type="string">
            <text:p>Cadmio </text:p>
          </table:table-cell>
          <table:table-cell table:formula="of:=[Data.A49]" office:value-type="float" office:value="48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50]" office:value-type="string" office:string-value="Indio " calcext:value-type="string">
            <text:p>Indio </text:p>
          </table:table-cell>
          <table:table-cell table:formula="of:=[Data.A50]" office:value-type="float" office:value="49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51]" office:value-type="string" office:string-value="Stagno " calcext:value-type="string">
            <text:p>Stagno </text:p>
          </table:table-cell>
          <table:table-cell table:formula="of:=[Data.A51]" office:value-type="float" office:value="50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52]" office:value-type="string" office:string-value="Antimonio " calcext:value-type="string">
            <text:p>Antimonio </text:p>
          </table:table-cell>
          <table:table-cell table:formula="of:=[Data.A52]" office:value-type="float" office:value="51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53]" office:value-type="string" office:string-value="Tellurio " calcext:value-type="string">
            <text:p>Tellurio </text:p>
          </table:table-cell>
          <table:table-cell table:formula="of:=[Data.A53]" office:value-type="float" office:value="52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54]" office:value-type="string" office:string-value="Iodio " calcext:value-type="string">
            <text:p>Iodio </text:p>
          </table:table-cell>
          <table:table-cell table:formula="of:=[Data.A54]" office:value-type="float" office:value="53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55]" office:value-type="string" office:string-value="Xeno " calcext:value-type="string">
            <text:p>Xeno </text:p>
          </table:table-cell>
          <table:table-cell table:formula="of:=[Data.A55]" office:value-type="float" office:value="54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56]" office:value-type="string" office:string-value="Cesio " calcext:value-type="string">
            <text:p>Cesio </text:p>
          </table:table-cell>
          <table:table-cell table:formula="of:=[Data.A56]" office:value-type="float" office:value="55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57]" office:value-type="string" office:string-value="Bario " calcext:value-type="string">
            <text:p>Bario </text:p>
          </table:table-cell>
          <table:table-cell table:formula="of:=[Data.A57]" office:value-type="float" office:value="56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58]" office:value-type="string" office:string-value="Lantanio " calcext:value-type="string">
            <text:p>Lantanio </text:p>
          </table:table-cell>
          <table:table-cell table:formula="of:=[Data.A58]" office:value-type="float" office:value="57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59]" office:value-type="string" office:string-value="Cerio " calcext:value-type="string">
            <text:p>Cerio </text:p>
          </table:table-cell>
          <table:table-cell table:formula="of:=[Data.A59]" office:value-type="float" office:value="58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60]" office:value-type="string" office:string-value="Praseodimio " calcext:value-type="string">
            <text:p>Praseodimio </text:p>
          </table:table-cell>
          <table:table-cell table:formula="of:=[Data.A60]" office:value-type="float" office:value="59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61]" office:value-type="string" office:string-value="Neodimio " calcext:value-type="string">
            <text:p>Neodimio </text:p>
          </table:table-cell>
          <table:table-cell table:formula="of:=[Data.A61]" office:value-type="float" office:value="60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62]" office:value-type="string" office:string-value="Promezio " calcext:value-type="string">
            <text:p>Promezio </text:p>
          </table:table-cell>
          <table:table-cell table:formula="of:=[Data.A62]" office:value-type="float" office:value="61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63]" office:value-type="string" office:string-value="Samario " calcext:value-type="string">
            <text:p>Samario </text:p>
          </table:table-cell>
          <table:table-cell table:formula="of:=[Data.A63]" office:value-type="float" office:value="62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64]" office:value-type="string" office:string-value="Europio " calcext:value-type="string">
            <text:p>Europio </text:p>
          </table:table-cell>
          <table:table-cell table:formula="of:=[Data.A64]" office:value-type="float" office:value="63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65]" office:value-type="string" office:string-value="Gadolinio " calcext:value-type="string">
            <text:p>Gadolinio </text:p>
          </table:table-cell>
          <table:table-cell table:formula="of:=[Data.A65]" office:value-type="float" office:value="64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66]" office:value-type="string" office:string-value="Terbio " calcext:value-type="string">
            <text:p>Terbio </text:p>
          </table:table-cell>
          <table:table-cell table:formula="of:=[Data.A66]" office:value-type="float" office:value="65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67]" office:value-type="string" office:string-value="Disprosio " calcext:value-type="string">
            <text:p>Disprosio </text:p>
          </table:table-cell>
          <table:table-cell table:formula="of:=[Data.A67]" office:value-type="float" office:value="66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68]" office:value-type="string" office:string-value="Olmio " calcext:value-type="string">
            <text:p>Olmio </text:p>
          </table:table-cell>
          <table:table-cell table:formula="of:=[Data.A68]" office:value-type="float" office:value="67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69]" office:value-type="string" office:string-value="Erbio " calcext:value-type="string">
            <text:p>Erbio </text:p>
          </table:table-cell>
          <table:table-cell table:formula="of:=[Data.A69]" office:value-type="float" office:value="68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70]" office:value-type="string" office:string-value="Tulio " calcext:value-type="string">
            <text:p>Tulio </text:p>
          </table:table-cell>
          <table:table-cell table:formula="of:=[Data.A70]" office:value-type="float" office:value="69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71]" office:value-type="string" office:string-value="Itterbio " calcext:value-type="string">
            <text:p>Itterbio </text:p>
          </table:table-cell>
          <table:table-cell table:formula="of:=[Data.A71]" office:value-type="float" office:value="70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72]" office:value-type="string" office:string-value="Lutezio " calcext:value-type="string">
            <text:p>Lutezio </text:p>
          </table:table-cell>
          <table:table-cell table:formula="of:=[Data.A72]" office:value-type="float" office:value="71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73]" office:value-type="string" office:string-value="Afnio " calcext:value-type="string">
            <text:p>Afnio </text:p>
          </table:table-cell>
          <table:table-cell table:formula="of:=[Data.A73]" office:value-type="float" office:value="72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74]" office:value-type="string" office:string-value="Tantalio " calcext:value-type="string">
            <text:p>Tantalio </text:p>
          </table:table-cell>
          <table:table-cell table:formula="of:=[Data.A74]" office:value-type="float" office:value="73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75]" office:value-type="string" office:string-value="Tungsteno " calcext:value-type="string">
            <text:p>Tungsteno </text:p>
          </table:table-cell>
          <table:table-cell table:formula="of:=[Data.A75]" office:value-type="float" office:value="74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76]" office:value-type="string" office:string-value="Renio " calcext:value-type="string">
            <text:p>Renio </text:p>
          </table:table-cell>
          <table:table-cell table:formula="of:=[Data.A76]" office:value-type="float" office:value="75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77]" office:value-type="string" office:string-value="Osmio " calcext:value-type="string">
            <text:p>Osmio </text:p>
          </table:table-cell>
          <table:table-cell table:formula="of:=[Data.A77]" office:value-type="float" office:value="76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78]" office:value-type="string" office:string-value="Iridio " calcext:value-type="string">
            <text:p>Iridio </text:p>
          </table:table-cell>
          <table:table-cell table:formula="of:=[Data.A78]" office:value-type="float" office:value="77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79]" office:value-type="string" office:string-value="Platino " calcext:value-type="string">
            <text:p>Platino </text:p>
          </table:table-cell>
          <table:table-cell table:formula="of:=[Data.A79]" office:value-type="float" office:value="78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80]" office:value-type="string" office:string-value="Oro " calcext:value-type="string">
            <text:p>Oro </text:p>
          </table:table-cell>
          <table:table-cell table:formula="of:=[Data.A80]" office:value-type="float" office:value="79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81]" office:value-type="string" office:string-value="Mercurio " calcext:value-type="string">
            <text:p>Mercurio </text:p>
          </table:table-cell>
          <table:table-cell table:formula="of:=[Data.A81]" office:value-type="float" office:value="80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82]" office:value-type="string" office:string-value="Tallio " calcext:value-type="string">
            <text:p>Tallio </text:p>
          </table:table-cell>
          <table:table-cell table:formula="of:=[Data.A82]" office:value-type="float" office:value="81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Data.B83]" office:value-type="string" office:string-value="Piombo " calcext:value-type="string">
            <text:p>Piombo </text:p>
          </table:table-cell>
          <table:table-cell table:formula="of:=[Data.A83]" office:value-type="float" office:value="82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84]" office:value-type="string" office:string-value="Bismuto " calcext:value-type="string">
            <text:p>Bismuto </text:p>
          </table:table-cell>
          <table:table-cell table:formula="of:=[Data.A84]" office:value-type="float" office:value="83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Data.B85]" office:value-type="string" office:string-value="Polonio " calcext:value-type="string">
            <text:p>Polonio </text:p>
          </table:table-cell>
          <table:table-cell table:formula="of:=[Data.A85]" office:value-type="float" office:value="84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Data.B86]" office:value-type="string" office:string-value="Astato " calcext:value-type="string">
            <text:p>Astato </text:p>
          </table:table-cell>
          <table:table-cell table:formula="of:=[Data.A86]" office:value-type="float" office:value="85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Data.B87]" office:value-type="string" office:string-value="Radon " calcext:value-type="string">
            <text:p>Radon </text:p>
          </table:table-cell>
          <table:table-cell table:formula="of:=[Data.A87]" office:value-type="float" office:value="86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Data.B88]" office:value-type="string" office:string-value="Francio " calcext:value-type="string">
            <text:p>Francio </text:p>
          </table:table-cell>
          <table:table-cell table:formula="of:=[Data.A88]" office:value-type="float" office:value="87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Data.B89]" office:value-type="string" office:string-value="Radio " calcext:value-type="string">
            <text:p>Radio </text:p>
          </table:table-cell>
          <table:table-cell table:formula="of:=[Data.A89]" office:value-type="float" office:value="88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Data.B90]" office:value-type="string" office:string-value="Attinio " calcext:value-type="string">
            <text:p>Attinio </text:p>
          </table:table-cell>
          <table:table-cell table:formula="of:=[Data.A90]" office:value-type="float" office:value="89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Data.B91]" office:value-type="string" office:string-value="Torio " calcext:value-type="string">
            <text:p>Torio </text:p>
          </table:table-cell>
          <table:table-cell table:formula="of:=[Data.A91]" office:value-type="float" office:value="90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Data.B92]" office:value-type="string" office:string-value="Protoattinio " calcext:value-type="string">
            <text:p>Protoattinio </text:p>
          </table:table-cell>
          <table:table-cell table:formula="of:=[Data.A92]" office:value-type="float" office:value="91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Data.B93]" office:value-type="string" office:string-value="Uranio " calcext:value-type="string">
            <text:p>Uranio </text:p>
          </table:table-cell>
          <table:table-cell table:formula="of:=[Data.A93]" office:value-type="float" office:value="92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Data.B94]" office:value-type="string" office:string-value="Nettunio " calcext:value-type="string">
            <text:p>Nettunio </text:p>
          </table:table-cell>
          <table:table-cell table:formula="of:=[Data.A94]" office:value-type="float" office:value="93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95]" office:value-type="string" office:string-value="Plutonio " calcext:value-type="string">
            <text:p>Plutonio </text:p>
          </table:table-cell>
          <table:table-cell table:formula="of:=[Data.A95]" office:value-type="float" office:value="94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96]" office:value-type="string" office:string-value="Americio " calcext:value-type="string">
            <text:p>Americio </text:p>
          </table:table-cell>
          <table:table-cell table:formula="of:=[Data.A96]" office:value-type="float" office:value="95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97]" office:value-type="string" office:string-value="Curio " calcext:value-type="string">
            <text:p>Curio </text:p>
          </table:table-cell>
          <table:table-cell table:formula="of:=[Data.A97]" office:value-type="float" office:value="96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98]" office:value-type="string" office:string-value="Berkelio " calcext:value-type="string">
            <text:p>Berkelio </text:p>
          </table:table-cell>
          <table:table-cell table:formula="of:=[Data.A98]" office:value-type="float" office:value="97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99]" office:value-type="string" office:string-value="Californio " calcext:value-type="string">
            <text:p>Californio </text:p>
          </table:table-cell>
          <table:table-cell table:formula="of:=[Data.A99]" office:value-type="float" office:value="98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00]" office:value-type="string" office:string-value="Einsteinio " calcext:value-type="string">
            <text:p>Einsteinio </text:p>
          </table:table-cell>
          <table:table-cell table:formula="of:=[Data.A100]" office:value-type="float" office:value="99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01]" office:value-type="string" office:string-value="Fermio " calcext:value-type="string">
            <text:p>Fermio </text:p>
          </table:table-cell>
          <table:table-cell table:formula="of:=[Data.A101]" office:value-type="float" office:value="100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02]" office:value-type="string" office:string-value="Mendelevio " calcext:value-type="string">
            <text:p>Mendelevio </text:p>
          </table:table-cell>
          <table:table-cell table:formula="of:=[Data.A102]" office:value-type="float" office:value="101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03]" office:value-type="string" office:string-value="Nobelio " calcext:value-type="string">
            <text:p>Nobelio </text:p>
          </table:table-cell>
          <table:table-cell table:formula="of:=[Data.A103]" office:value-type="float" office:value="102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04]" office:value-type="string" office:string-value="Laurenzio " calcext:value-type="string">
            <text:p>Laurenzio </text:p>
          </table:table-cell>
          <table:table-cell table:formula="of:=[Data.A104]" office:value-type="float" office:value="103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05]" office:value-type="string" office:string-value="Rutherfordio " calcext:value-type="string">
            <text:p>Rutherfordio </text:p>
          </table:table-cell>
          <table:table-cell table:formula="of:=[Data.A105]" office:value-type="float" office:value="104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06]" office:value-type="string" office:string-value="Dubnio " calcext:value-type="string">
            <text:p>Dubnio </text:p>
          </table:table-cell>
          <table:table-cell table:formula="of:=[Data.A106]" office:value-type="float" office:value="105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07]" office:value-type="string" office:string-value="Seaborgio " calcext:value-type="string">
            <text:p>Seaborgio </text:p>
          </table:table-cell>
          <table:table-cell table:formula="of:=[Data.A107]" office:value-type="float" office:value="106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08]" office:value-type="string" office:string-value="Bohrio " calcext:value-type="string">
            <text:p>Bohrio </text:p>
          </table:table-cell>
          <table:table-cell table:formula="of:=[Data.A108]" office:value-type="float" office:value="107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09]" office:value-type="string" office:string-value="Hassio " calcext:value-type="string">
            <text:p>Hassio </text:p>
          </table:table-cell>
          <table:table-cell table:formula="of:=[Data.A109]" office:value-type="float" office:value="108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10]" office:value-type="string" office:string-value="Meitnerio " calcext:value-type="string">
            <text:p>Meitnerio </text:p>
          </table:table-cell>
          <table:table-cell table:formula="of:=[Data.A110]" office:value-type="float" office:value="109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11]" office:value-type="string" office:string-value="Darmstadtio " calcext:value-type="string">
            <text:p>Darmstadtio </text:p>
          </table:table-cell>
          <table:table-cell table:formula="of:=[Data.A111]" office:value-type="float" office:value="110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12]" office:value-type="string" office:string-value="Roentgenio " calcext:value-type="string">
            <text:p>Roentgenio </text:p>
          </table:table-cell>
          <table:table-cell table:formula="of:=[Data.A112]" office:value-type="float" office:value="111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13]" office:value-type="string" office:string-value="Copernicio " calcext:value-type="string">
            <text:p>Copernicio </text:p>
          </table:table-cell>
          <table:table-cell table:formula="of:=[Data.A113]" office:value-type="float" office:value="112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14]" office:value-type="string" office:string-value="Ununtrio " calcext:value-type="string">
            <text:p>Ununtrio </text:p>
          </table:table-cell>
          <table:table-cell table:formula="of:=[Data.A114]" office:value-type="float" office:value="113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15]" office:value-type="string" office:string-value="Flerovio " calcext:value-type="string">
            <text:p>Flerovio </text:p>
          </table:table-cell>
          <table:table-cell table:formula="of:=[Data.A115]" office:value-type="float" office:value="114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16]" office:value-type="string" office:string-value="Ununpentio " calcext:value-type="string">
            <text:p>Ununpentio </text:p>
          </table:table-cell>
          <table:table-cell table:formula="of:=[Data.A116]" office:value-type="float" office:value="115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17]" office:value-type="string" office:string-value="Livermorio " calcext:value-type="string">
            <text:p>Livermorio </text:p>
          </table:table-cell>
          <table:table-cell table:formula="of:=[Data.A117]" office:value-type="float" office:value="116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18]" office:value-type="string" office:string-value="Ununseptio " calcext:value-type="string">
            <text:p>Ununseptio </text:p>
          </table:table-cell>
          <table:table-cell table:formula="of:=[Data.A118]" office:value-type="float" office:value="117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Data.B119]" office:value-type="string" office:string-value="Ununoctio " calcext:value-type="string">
            <text:p>Ununoctio </text:p>
          </table:table-cell>
          <table:table-cell table:formula="of:=[Data.A119]" office:value-type="float" office:value="118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table table:name="Simbolo" table:style-name="ta1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difficult_level</text:p>
          </table:table-cell>
        </table:table-row>
        <table:table-row table:style-name="ro2">
          <table:table-cell table:formula="of:=[Data.B2]" office:value-type="string" office:string-value="Idrogeno " calcext:value-type="string">
            <text:p>Idrogeno </text:p>
          </table:table-cell>
          <table:table-cell table:formula="of:=[Data.C2]" office:value-type="string" office:string-value="H " calcext:value-type="string">
            <text:p>H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3]" office:value-type="string" office:string-value="Elio " calcext:value-type="string">
            <text:p>Elio </text:p>
          </table:table-cell>
          <table:table-cell table:formula="of:=[Data.C3]" office:value-type="string" office:string-value="He " calcext:value-type="string">
            <text:p>H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4]" office:value-type="string" office:string-value="Litio " calcext:value-type="string">
            <text:p>Litio </text:p>
          </table:table-cell>
          <table:table-cell table:formula="of:=[Data.C4]" office:value-type="string" office:string-value="Li " calcext:value-type="string">
            <text:p>Li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5]" office:value-type="string" office:string-value="Berillio " calcext:value-type="string">
            <text:p>Berillio </text:p>
          </table:table-cell>
          <table:table-cell table:formula="of:=[Data.C5]" office:value-type="string" office:string-value="Be " calcext:value-type="string">
            <text:p>B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6]" office:value-type="string" office:string-value="Boro " calcext:value-type="string">
            <text:p>Boro </text:p>
          </table:table-cell>
          <table:table-cell table:formula="of:=[Data.C6]" office:value-type="string" office:string-value="B " calcext:value-type="string">
            <text:p>B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7]" office:value-type="string" office:string-value="Carbonio " calcext:value-type="string">
            <text:p>Carbonio </text:p>
          </table:table-cell>
          <table:table-cell table:formula="of:=[Data.C7]" office:value-type="string" office:string-value="C " calcext:value-type="string">
            <text:p>C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8]" office:value-type="string" office:string-value="Azoto " calcext:value-type="string">
            <text:p>Azoto </text:p>
          </table:table-cell>
          <table:table-cell table:formula="of:=[Data.C8]" office:value-type="string" office:string-value="N " calcext:value-type="string">
            <text:p>N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9]" office:value-type="string" office:string-value="Ossigeno " calcext:value-type="string">
            <text:p>Ossigeno </text:p>
          </table:table-cell>
          <table:table-cell table:formula="of:=[Data.C9]" office:value-type="string" office:string-value="O " calcext:value-type="string">
            <text:p>O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0]" office:value-type="string" office:string-value="Fluoro " calcext:value-type="string">
            <text:p>Fluoro </text:p>
          </table:table-cell>
          <table:table-cell table:formula="of:=[Data.C10]" office:value-type="string" office:string-value="F " calcext:value-type="string">
            <text:p>F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1]" office:value-type="string" office:string-value="Neon " calcext:value-type="string">
            <text:p>Neon </text:p>
          </table:table-cell>
          <table:table-cell table:formula="of:=[Data.C11]" office:value-type="string" office:string-value="Ne " calcext:value-type="string">
            <text:p>Ne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2]" office:value-type="string" office:string-value="Sodio " calcext:value-type="string">
            <text:p>Sodio </text:p>
          </table:table-cell>
          <table:table-cell table:formula="of:=[Data.C12]" office:value-type="string" office:string-value="Na " calcext:value-type="string">
            <text:p>Na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3]" office:value-type="string" office:string-value="Magnesio " calcext:value-type="string">
            <text:p>Magnesio </text:p>
          </table:table-cell>
          <table:table-cell table:formula="of:=[Data.C13]" office:value-type="string" office:string-value="Mg " calcext:value-type="string">
            <text:p>Mg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4]" office:value-type="string" office:string-value="Alluminio " calcext:value-type="string">
            <text:p>Alluminio </text:p>
          </table:table-cell>
          <table:table-cell table:formula="of:=[Data.C14]" office:value-type="string" office:string-value="Al " calcext:value-type="string">
            <text:p>Al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5]" office:value-type="string" office:string-value="Silicio " calcext:value-type="string">
            <text:p>Silicio </text:p>
          </table:table-cell>
          <table:table-cell table:formula="of:=[Data.C15]" office:value-type="string" office:string-value="Si " calcext:value-type="string">
            <text:p>Si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6]" office:value-type="string" office:string-value="Fosforo " calcext:value-type="string">
            <text:p>Fosforo </text:p>
          </table:table-cell>
          <table:table-cell table:formula="of:=[Data.C16]" office:value-type="string" office:string-value="P " calcext:value-type="string">
            <text:p>P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7]" office:value-type="string" office:string-value="Zolfo " calcext:value-type="string">
            <text:p>Zolfo </text:p>
          </table:table-cell>
          <table:table-cell table:formula="of:=[Data.C17]" office:value-type="string" office:string-value="S " calcext:value-type="string">
            <text:p>S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8]" office:value-type="string" office:string-value="Cloro " calcext:value-type="string">
            <text:p>Cloro </text:p>
          </table:table-cell>
          <table:table-cell table:formula="of:=[Data.C18]" office:value-type="string" office:string-value="Cl " calcext:value-type="string">
            <text:p>Cl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19]" office:value-type="string" office:string-value="Argon " calcext:value-type="string">
            <text:p>Argon </text:p>
          </table:table-cell>
          <table:table-cell table:formula="of:=[Data.C19]" office:value-type="string" office:string-value="Ar " calcext:value-type="string">
            <text:p>Ar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20]" office:value-type="string" office:string-value="Potassio " calcext:value-type="string">
            <text:p>Potassio </text:p>
          </table:table-cell>
          <table:table-cell table:formula="of:=[Data.C20]" office:value-type="string" office:string-value="K " calcext:value-type="string">
            <text:p>K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21]" office:value-type="string" office:string-value="Calcio " calcext:value-type="string">
            <text:p>Calcio </text:p>
          </table:table-cell>
          <table:table-cell table:formula="of:=[Data.C21]" office:value-type="string" office:string-value="Ca " calcext:value-type="string">
            <text:p>Ca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Data.B22]" office:value-type="string" office:string-value="Scandio " calcext:value-type="string">
            <text:p>Scandio </text:p>
          </table:table-cell>
          <table:table-cell table:formula="of:=[Data.C22]" office:value-type="string" office:string-value="Sc " calcext:value-type="string">
            <text:p>Sc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23]" office:value-type="string" office:string-value="Titanio " calcext:value-type="string">
            <text:p>Titanio </text:p>
          </table:table-cell>
          <table:table-cell table:formula="of:=[Data.C23]" office:value-type="string" office:string-value="Ti " calcext:value-type="string">
            <text:p>Ti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24]" office:value-type="string" office:string-value="Vanadio " calcext:value-type="string">
            <text:p>Vanadio </text:p>
          </table:table-cell>
          <table:table-cell table:formula="of:=[Data.C24]" office:value-type="string" office:string-value="V " calcext:value-type="string">
            <text:p>V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25]" office:value-type="string" office:string-value="Cromo " calcext:value-type="string">
            <text:p>Cromo </text:p>
          </table:table-cell>
          <table:table-cell table:formula="of:=[Data.C25]" office:value-type="string" office:string-value="Cr " calcext:value-type="string">
            <text:p>Cr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26]" office:value-type="string" office:string-value="Manganese " calcext:value-type="string">
            <text:p>Manganese </text:p>
          </table:table-cell>
          <table:table-cell table:formula="of:=[Data.C26]" office:value-type="string" office:string-value="Mn " calcext:value-type="string">
            <text:p>Mn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27]" office:value-type="string" office:string-value="Ferro " calcext:value-type="string">
            <text:p>Ferro </text:p>
          </table:table-cell>
          <table:table-cell table:formula="of:=[Data.C27]" office:value-type="string" office:string-value="Fe " calcext:value-type="string">
            <text:p>Fe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28]" office:value-type="string" office:string-value="Cobalto " calcext:value-type="string">
            <text:p>Cobalto </text:p>
          </table:table-cell>
          <table:table-cell table:formula="of:=[Data.C28]" office:value-type="string" office:string-value="Co " calcext:value-type="string">
            <text:p>Co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29]" office:value-type="string" office:string-value="Nichel " calcext:value-type="string">
            <text:p>Nichel </text:p>
          </table:table-cell>
          <table:table-cell table:formula="of:=[Data.C29]" office:value-type="string" office:string-value="Ni " calcext:value-type="string">
            <text:p>Ni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30]" office:value-type="string" office:string-value="Rame " calcext:value-type="string">
            <text:p>Rame </text:p>
          </table:table-cell>
          <table:table-cell table:formula="of:=[Data.C30]" office:value-type="string" office:string-value="Cu " calcext:value-type="string">
            <text:p>Cu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31]" office:value-type="string" office:string-value="Zinco " calcext:value-type="string">
            <text:p>Zinco </text:p>
          </table:table-cell>
          <table:table-cell table:formula="of:=[Data.C31]" office:value-type="string" office:string-value="Zn " calcext:value-type="string">
            <text:p>Zn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32]" office:value-type="string" office:string-value="Gallio " calcext:value-type="string">
            <text:p>Gallio </text:p>
          </table:table-cell>
          <table:table-cell table:formula="of:=[Data.C32]" office:value-type="string" office:string-value="Ga " calcext:value-type="string">
            <text:p>Ga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33]" office:value-type="string" office:string-value="Germanio " calcext:value-type="string">
            <text:p>Germanio </text:p>
          </table:table-cell>
          <table:table-cell table:formula="of:=[Data.C33]" office:value-type="string" office:string-value="Ge " calcext:value-type="string">
            <text:p>Ge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34]" office:value-type="string" office:string-value="Arsenico " calcext:value-type="string">
            <text:p>Arsenico </text:p>
          </table:table-cell>
          <table:table-cell table:formula="of:=[Data.C34]" office:value-type="string" office:string-value="As " calcext:value-type="string">
            <text:p>As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35]" office:value-type="string" office:string-value="Selenio " calcext:value-type="string">
            <text:p>Selenio </text:p>
          </table:table-cell>
          <table:table-cell table:formula="of:=[Data.C35]" office:value-type="string" office:string-value="Se " calcext:value-type="string">
            <text:p>Se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36]" office:value-type="string" office:string-value="Bromo " calcext:value-type="string">
            <text:p>Bromo </text:p>
          </table:table-cell>
          <table:table-cell table:formula="of:=[Data.C36]" office:value-type="string" office:string-value="Br " calcext:value-type="string">
            <text:p>Br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37]" office:value-type="string" office:string-value="Kripton " calcext:value-type="string">
            <text:p>Kripton </text:p>
          </table:table-cell>
          <table:table-cell table:formula="of:=[Data.C37]" office:value-type="string" office:string-value="Kr " calcext:value-type="string">
            <text:p>Kr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38]" office:value-type="string" office:string-value="Rubidio " calcext:value-type="string">
            <text:p>Rubidio </text:p>
          </table:table-cell>
          <table:table-cell table:formula="of:=[Data.C38]" office:value-type="string" office:string-value="Rb " calcext:value-type="string">
            <text:p>Rb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39]" office:value-type="string" office:string-value="Stronzio " calcext:value-type="string">
            <text:p>Stronzio </text:p>
          </table:table-cell>
          <table:table-cell table:formula="of:=[Data.C39]" office:value-type="string" office:string-value="Sr " calcext:value-type="string">
            <text:p>Sr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40]" office:value-type="string" office:string-value="Ittrio " calcext:value-type="string">
            <text:p>Ittrio </text:p>
          </table:table-cell>
          <table:table-cell table:formula="of:=[Data.C40]" office:value-type="string" office:string-value="Y " calcext:value-type="string">
            <text:p>Y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41]" office:value-type="string" office:string-value="Zirconio " calcext:value-type="string">
            <text:p>Zirconio </text:p>
          </table:table-cell>
          <table:table-cell table:formula="of:=[Data.C41]" office:value-type="string" office:string-value="Zr " calcext:value-type="string">
            <text:p>Zr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42]" office:value-type="string" office:string-value="Niobio " calcext:value-type="string">
            <text:p>Niobio </text:p>
          </table:table-cell>
          <table:table-cell table:formula="of:=[Data.C42]" office:value-type="string" office:string-value="Nb " calcext:value-type="string">
            <text:p>Nb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43]" office:value-type="string" office:string-value="Molibdeno " calcext:value-type="string">
            <text:p>Molibdeno </text:p>
          </table:table-cell>
          <table:table-cell table:formula="of:=[Data.C43]" office:value-type="string" office:string-value="Mo " calcext:value-type="string">
            <text:p>Mo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44]" office:value-type="string" office:string-value="Tecnezio " calcext:value-type="string">
            <text:p>Tecnezio </text:p>
          </table:table-cell>
          <table:table-cell table:formula="of:=[Data.C44]" office:value-type="string" office:string-value="Tc " calcext:value-type="string">
            <text:p>Tc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45]" office:value-type="string" office:string-value="Rutenio " calcext:value-type="string">
            <text:p>Rutenio </text:p>
          </table:table-cell>
          <table:table-cell table:formula="of:=[Data.C45]" office:value-type="string" office:string-value="Ru " calcext:value-type="string">
            <text:p>Ru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46]" office:value-type="string" office:string-value="Rodio " calcext:value-type="string">
            <text:p>Rodio </text:p>
          </table:table-cell>
          <table:table-cell table:formula="of:=[Data.C46]" office:value-type="string" office:string-value="Rh " calcext:value-type="string">
            <text:p>Rh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47]" office:value-type="string" office:string-value="Palladio " calcext:value-type="string">
            <text:p>Palladio </text:p>
          </table:table-cell>
          <table:table-cell table:formula="of:=[Data.C47]" office:value-type="string" office:string-value="Pd " calcext:value-type="string">
            <text:p>Pd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48]" office:value-type="string" office:string-value="Argento " calcext:value-type="string">
            <text:p>Argento </text:p>
          </table:table-cell>
          <table:table-cell table:formula="of:=[Data.C48]" office:value-type="string" office:string-value="Ag " calcext:value-type="string">
            <text:p>Ag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49]" office:value-type="string" office:string-value="Cadmio " calcext:value-type="string">
            <text:p>Cadmio </text:p>
          </table:table-cell>
          <table:table-cell table:formula="of:=[Data.C49]" office:value-type="string" office:string-value="Cd " calcext:value-type="string">
            <text:p>Cd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50]" office:value-type="string" office:string-value="Indio " calcext:value-type="string">
            <text:p>Indio </text:p>
          </table:table-cell>
          <table:table-cell table:formula="of:=[Data.C50]" office:value-type="string" office:string-value="In " calcext:value-type="string">
            <text:p>In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51]" office:value-type="string" office:string-value="Stagno " calcext:value-type="string">
            <text:p>Stagno </text:p>
          </table:table-cell>
          <table:table-cell table:formula="of:=[Data.C51]" office:value-type="string" office:string-value="Sn " calcext:value-type="string">
            <text:p>Sn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52]" office:value-type="string" office:string-value="Antimonio " calcext:value-type="string">
            <text:p>Antimonio </text:p>
          </table:table-cell>
          <table:table-cell table:formula="of:=[Data.C52]" office:value-type="string" office:string-value="Sb " calcext:value-type="string">
            <text:p>Sb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53]" office:value-type="string" office:string-value="Tellurio " calcext:value-type="string">
            <text:p>Tellurio </text:p>
          </table:table-cell>
          <table:table-cell table:formula="of:=[Data.C53]" office:value-type="string" office:string-value="Te " calcext:value-type="string">
            <text:p>Te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54]" office:value-type="string" office:string-value="Iodio " calcext:value-type="string">
            <text:p>Iodio </text:p>
          </table:table-cell>
          <table:table-cell table:formula="of:=[Data.C54]" office:value-type="string" office:string-value="I " calcext:value-type="string">
            <text:p>I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55]" office:value-type="string" office:string-value="Xeno " calcext:value-type="string">
            <text:p>Xeno </text:p>
          </table:table-cell>
          <table:table-cell table:formula="of:=[Data.C55]" office:value-type="string" office:string-value="Xe " calcext:value-type="string">
            <text:p>Xe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56]" office:value-type="string" office:string-value="Cesio " calcext:value-type="string">
            <text:p>Cesio </text:p>
          </table:table-cell>
          <table:table-cell table:formula="of:=[Data.C56]" office:value-type="string" office:string-value="Cs " calcext:value-type="string">
            <text:p>Cs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57]" office:value-type="string" office:string-value="Bario " calcext:value-type="string">
            <text:p>Bario </text:p>
          </table:table-cell>
          <table:table-cell table:formula="of:=[Data.C57]" office:value-type="string" office:string-value="Ba " calcext:value-type="string">
            <text:p>Ba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58]" office:value-type="string" office:string-value="Lantanio " calcext:value-type="string">
            <text:p>Lantanio </text:p>
          </table:table-cell>
          <table:table-cell table:formula="of:=[Data.C58]" office:value-type="string" office:string-value="La " calcext:value-type="string">
            <text:p>La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59]" office:value-type="string" office:string-value="Cerio " calcext:value-type="string">
            <text:p>Cerio </text:p>
          </table:table-cell>
          <table:table-cell table:formula="of:=[Data.C59]" office:value-type="string" office:string-value="Ce " calcext:value-type="string">
            <text:p>Ce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60]" office:value-type="string" office:string-value="Praseodimio " calcext:value-type="string">
            <text:p>Praseodimio </text:p>
          </table:table-cell>
          <table:table-cell table:formula="of:=[Data.C60]" office:value-type="string" office:string-value="Pr " calcext:value-type="string">
            <text:p>Pr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61]" office:value-type="string" office:string-value="Neodimio " calcext:value-type="string">
            <text:p>Neodimio </text:p>
          </table:table-cell>
          <table:table-cell table:formula="of:=[Data.C61]" office:value-type="string" office:string-value="Nd " calcext:value-type="string">
            <text:p>Nd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62]" office:value-type="string" office:string-value="Promezio " calcext:value-type="string">
            <text:p>Promezio </text:p>
          </table:table-cell>
          <table:table-cell table:formula="of:=[Data.C62]" office:value-type="string" office:string-value="Pm " calcext:value-type="string">
            <text:p>Pm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63]" office:value-type="string" office:string-value="Samario " calcext:value-type="string">
            <text:p>Samario </text:p>
          </table:table-cell>
          <table:table-cell table:formula="of:=[Data.C63]" office:value-type="string" office:string-value="Sm " calcext:value-type="string">
            <text:p>Sm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64]" office:value-type="string" office:string-value="Europio " calcext:value-type="string">
            <text:p>Europio </text:p>
          </table:table-cell>
          <table:table-cell table:formula="of:=[Data.C64]" office:value-type="string" office:string-value="Eu " calcext:value-type="string">
            <text:p>Eu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65]" office:value-type="string" office:string-value="Gadolinio " calcext:value-type="string">
            <text:p>Gadolinio </text:p>
          </table:table-cell>
          <table:table-cell table:formula="of:=[Data.C65]" office:value-type="string" office:string-value="Gd " calcext:value-type="string">
            <text:p>Gd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66]" office:value-type="string" office:string-value="Terbio " calcext:value-type="string">
            <text:p>Terbio </text:p>
          </table:table-cell>
          <table:table-cell table:formula="of:=[Data.C66]" office:value-type="string" office:string-value="Tb " calcext:value-type="string">
            <text:p>Tb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67]" office:value-type="string" office:string-value="Disprosio " calcext:value-type="string">
            <text:p>Disprosio </text:p>
          </table:table-cell>
          <table:table-cell table:formula="of:=[Data.C67]" office:value-type="string" office:string-value="Dy " calcext:value-type="string">
            <text:p>Dy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68]" office:value-type="string" office:string-value="Olmio " calcext:value-type="string">
            <text:p>Olmio </text:p>
          </table:table-cell>
          <table:table-cell table:formula="of:=[Data.C68]" office:value-type="string" office:string-value="Ho " calcext:value-type="string">
            <text:p>Ho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69]" office:value-type="string" office:string-value="Erbio " calcext:value-type="string">
            <text:p>Erbio </text:p>
          </table:table-cell>
          <table:table-cell table:formula="of:=[Data.C69]" office:value-type="string" office:string-value="Er " calcext:value-type="string">
            <text:p>Er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70]" office:value-type="string" office:string-value="Tulio " calcext:value-type="string">
            <text:p>Tulio </text:p>
          </table:table-cell>
          <table:table-cell table:formula="of:=[Data.C70]" office:value-type="string" office:string-value="Tm " calcext:value-type="string">
            <text:p>Tm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71]" office:value-type="string" office:string-value="Itterbio " calcext:value-type="string">
            <text:p>Itterbio </text:p>
          </table:table-cell>
          <table:table-cell table:formula="of:=[Data.C71]" office:value-type="string" office:string-value="Yb " calcext:value-type="string">
            <text:p>Yb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72]" office:value-type="string" office:string-value="Lutezio " calcext:value-type="string">
            <text:p>Lutezio </text:p>
          </table:table-cell>
          <table:table-cell table:formula="of:=[Data.C72]" office:value-type="string" office:string-value="Lu " calcext:value-type="string">
            <text:p>Lu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73]" office:value-type="string" office:string-value="Afnio " calcext:value-type="string">
            <text:p>Afnio </text:p>
          </table:table-cell>
          <table:table-cell table:formula="of:=[Data.C73]" office:value-type="string" office:string-value="Hf " calcext:value-type="string">
            <text:p>Hf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74]" office:value-type="string" office:string-value="Tantalio " calcext:value-type="string">
            <text:p>Tantalio </text:p>
          </table:table-cell>
          <table:table-cell table:formula="of:=[Data.C74]" office:value-type="string" office:string-value="Ta " calcext:value-type="string">
            <text:p>Ta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75]" office:value-type="string" office:string-value="Tungsteno " calcext:value-type="string">
            <text:p>Tungsteno </text:p>
          </table:table-cell>
          <table:table-cell table:formula="of:=[Data.C75]" office:value-type="string" office:string-value="W " calcext:value-type="string">
            <text:p>W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76]" office:value-type="string" office:string-value="Renio " calcext:value-type="string">
            <text:p>Renio </text:p>
          </table:table-cell>
          <table:table-cell table:formula="of:=[Data.C76]" office:value-type="string" office:string-value="Re " calcext:value-type="string">
            <text:p>Re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77]" office:value-type="string" office:string-value="Osmio " calcext:value-type="string">
            <text:p>Osmio </text:p>
          </table:table-cell>
          <table:table-cell table:formula="of:=[Data.C77]" office:value-type="string" office:string-value="Os " calcext:value-type="string">
            <text:p>Os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78]" office:value-type="string" office:string-value="Iridio " calcext:value-type="string">
            <text:p>Iridio </text:p>
          </table:table-cell>
          <table:table-cell table:formula="of:=[Data.C78]" office:value-type="string" office:string-value="Ir " calcext:value-type="string">
            <text:p>Ir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79]" office:value-type="string" office:string-value="Platino " calcext:value-type="string">
            <text:p>Platino </text:p>
          </table:table-cell>
          <table:table-cell table:formula="of:=[Data.C79]" office:value-type="string" office:string-value="Pt " calcext:value-type="string">
            <text:p>Pt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80]" office:value-type="string" office:string-value="Oro " calcext:value-type="string">
            <text:p>Oro </text:p>
          </table:table-cell>
          <table:table-cell table:formula="of:=[Data.C80]" office:value-type="string" office:string-value="Au " calcext:value-type="string">
            <text:p>Au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81]" office:value-type="string" office:string-value="Mercurio " calcext:value-type="string">
            <text:p>Mercurio </text:p>
          </table:table-cell>
          <table:table-cell table:formula="of:=[Data.C81]" office:value-type="string" office:string-value="Hg " calcext:value-type="string">
            <text:p>Hg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82]" office:value-type="string" office:string-value="Tallio " calcext:value-type="string">
            <text:p>Tallio </text:p>
          </table:table-cell>
          <table:table-cell table:formula="of:=[Data.C82]" office:value-type="string" office:string-value="Tl " calcext:value-type="string">
            <text:p>Tl 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Data.B83]" office:value-type="string" office:string-value="Piombo " calcext:value-type="string">
            <text:p>Piombo </text:p>
          </table:table-cell>
          <table:table-cell table:formula="of:=[Data.C83]" office:value-type="string" office:string-value="Pb " calcext:value-type="string">
            <text:p>Pb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84]" office:value-type="string" office:string-value="Bismuto " calcext:value-type="string">
            <text:p>Bismuto </text:p>
          </table:table-cell>
          <table:table-cell table:formula="of:=[Data.C84]" office:value-type="string" office:string-value="Bi " calcext:value-type="string">
            <text:p>Bi 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Data.B85]" office:value-type="string" office:string-value="Polonio " calcext:value-type="string">
            <text:p>Polonio </text:p>
          </table:table-cell>
          <table:table-cell table:formula="of:=[Data.C85]" office:value-type="string" office:string-value="Po " calcext:value-type="string">
            <text:p>Po 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Data.B86]" office:value-type="string" office:string-value="Astato " calcext:value-type="string">
            <text:p>Astato </text:p>
          </table:table-cell>
          <table:table-cell table:formula="of:=[Data.C86]" office:value-type="string" office:string-value="At " calcext:value-type="string">
            <text:p>At 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Data.B87]" office:value-type="string" office:string-value="Radon " calcext:value-type="string">
            <text:p>Radon </text:p>
          </table:table-cell>
          <table:table-cell table:formula="of:=[Data.C87]" office:value-type="string" office:string-value="Rn " calcext:value-type="string">
            <text:p>Rn 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Data.B88]" office:value-type="string" office:string-value="Francio " calcext:value-type="string">
            <text:p>Francio </text:p>
          </table:table-cell>
          <table:table-cell table:formula="of:=[Data.C88]" office:value-type="string" office:string-value="Fr " calcext:value-type="string">
            <text:p>Fr 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Data.B89]" office:value-type="string" office:string-value="Radio " calcext:value-type="string">
            <text:p>Radio </text:p>
          </table:table-cell>
          <table:table-cell table:formula="of:=[Data.C89]" office:value-type="string" office:string-value="Ra " calcext:value-type="string">
            <text:p>Ra 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Data.B90]" office:value-type="string" office:string-value="Attinio " calcext:value-type="string">
            <text:p>Attinio </text:p>
          </table:table-cell>
          <table:table-cell table:formula="of:=[Data.C90]" office:value-type="string" office:string-value="Ac " calcext:value-type="string">
            <text:p>Ac 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Data.B91]" office:value-type="string" office:string-value="Torio " calcext:value-type="string">
            <text:p>Torio </text:p>
          </table:table-cell>
          <table:table-cell table:formula="of:=[Data.C91]" office:value-type="string" office:string-value="Th " calcext:value-type="string">
            <text:p>Th 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Data.B92]" office:value-type="string" office:string-value="Protoattinio " calcext:value-type="string">
            <text:p>Protoattinio </text:p>
          </table:table-cell>
          <table:table-cell table:formula="of:=[Data.C92]" office:value-type="string" office:string-value="Pa " calcext:value-type="string">
            <text:p>Pa 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Data.B93]" office:value-type="string" office:string-value="Uranio " calcext:value-type="string">
            <text:p>Uranio </text:p>
          </table:table-cell>
          <table:table-cell table:formula="of:=[Data.C93]" office:value-type="string" office:string-value="U " calcext:value-type="string">
            <text:p>U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Data.B94]" office:value-type="string" office:string-value="Nettunio " calcext:value-type="string">
            <text:p>Nettunio </text:p>
          </table:table-cell>
          <table:table-cell table:formula="of:=[Data.C94]" office:value-type="string" office:string-value="Np " calcext:value-type="string">
            <text:p>Np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95]" office:value-type="string" office:string-value="Plutonio " calcext:value-type="string">
            <text:p>Plutonio </text:p>
          </table:table-cell>
          <table:table-cell table:formula="of:=[Data.C95]" office:value-type="string" office:string-value="Pu " calcext:value-type="string">
            <text:p>Pu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96]" office:value-type="string" office:string-value="Americio " calcext:value-type="string">
            <text:p>Americio </text:p>
          </table:table-cell>
          <table:table-cell table:formula="of:=[Data.C96]" office:value-type="string" office:string-value="Am " calcext:value-type="string">
            <text:p>Am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97]" office:value-type="string" office:string-value="Curio " calcext:value-type="string">
            <text:p>Curio </text:p>
          </table:table-cell>
          <table:table-cell table:formula="of:=[Data.C97]" office:value-type="string" office:string-value="Cm " calcext:value-type="string">
            <text:p>Cm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98]" office:value-type="string" office:string-value="Berkelio " calcext:value-type="string">
            <text:p>Berkelio </text:p>
          </table:table-cell>
          <table:table-cell table:formula="of:=[Data.C98]" office:value-type="string" office:string-value="Bk " calcext:value-type="string">
            <text:p>Bk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99]" office:value-type="string" office:string-value="Californio " calcext:value-type="string">
            <text:p>Californio </text:p>
          </table:table-cell>
          <table:table-cell table:formula="of:=[Data.C99]" office:value-type="string" office:string-value="Cf " calcext:value-type="string">
            <text:p>Cf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00]" office:value-type="string" office:string-value="Einsteinio " calcext:value-type="string">
            <text:p>Einsteinio </text:p>
          </table:table-cell>
          <table:table-cell table:formula="of:=[Data.C100]" office:value-type="string" office:string-value="Es " calcext:value-type="string">
            <text:p>Es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01]" office:value-type="string" office:string-value="Fermio " calcext:value-type="string">
            <text:p>Fermio </text:p>
          </table:table-cell>
          <table:table-cell table:formula="of:=[Data.C101]" office:value-type="string" office:string-value="Fm " calcext:value-type="string">
            <text:p>Fm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02]" office:value-type="string" office:string-value="Mendelevio " calcext:value-type="string">
            <text:p>Mendelevio </text:p>
          </table:table-cell>
          <table:table-cell table:formula="of:=[Data.C102]" office:value-type="string" office:string-value="Md " calcext:value-type="string">
            <text:p>Md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03]" office:value-type="string" office:string-value="Nobelio " calcext:value-type="string">
            <text:p>Nobelio </text:p>
          </table:table-cell>
          <table:table-cell table:formula="of:=[Data.C103]" office:value-type="string" office:string-value="No " calcext:value-type="string">
            <text:p>No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04]" office:value-type="string" office:string-value="Laurenzio " calcext:value-type="string">
            <text:p>Laurenzio </text:p>
          </table:table-cell>
          <table:table-cell table:formula="of:=[Data.C104]" office:value-type="string" office:string-value="Lr " calcext:value-type="string">
            <text:p>Lr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05]" office:value-type="string" office:string-value="Rutherfordio " calcext:value-type="string">
            <text:p>Rutherfordio </text:p>
          </table:table-cell>
          <table:table-cell table:formula="of:=[Data.C105]" office:value-type="string" office:string-value="Rf " calcext:value-type="string">
            <text:p>Rf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06]" office:value-type="string" office:string-value="Dubnio " calcext:value-type="string">
            <text:p>Dubnio </text:p>
          </table:table-cell>
          <table:table-cell table:formula="of:=[Data.C106]" office:value-type="string" office:string-value="Db " calcext:value-type="string">
            <text:p>Db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07]" office:value-type="string" office:string-value="Seaborgio " calcext:value-type="string">
            <text:p>Seaborgio </text:p>
          </table:table-cell>
          <table:table-cell table:formula="of:=[Data.C107]" office:value-type="string" office:string-value="Sg " calcext:value-type="string">
            <text:p>Sg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08]" office:value-type="string" office:string-value="Bohrio " calcext:value-type="string">
            <text:p>Bohrio </text:p>
          </table:table-cell>
          <table:table-cell table:formula="of:=[Data.C108]" office:value-type="string" office:string-value="Bh " calcext:value-type="string">
            <text:p>Bh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09]" office:value-type="string" office:string-value="Hassio " calcext:value-type="string">
            <text:p>Hassio </text:p>
          </table:table-cell>
          <table:table-cell table:formula="of:=[Data.C109]" office:value-type="string" office:string-value="Hs " calcext:value-type="string">
            <text:p>Hs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10]" office:value-type="string" office:string-value="Meitnerio " calcext:value-type="string">
            <text:p>Meitnerio </text:p>
          </table:table-cell>
          <table:table-cell table:formula="of:=[Data.C110]" office:value-type="string" office:string-value="Mt " calcext:value-type="string">
            <text:p>Mt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11]" office:value-type="string" office:string-value="Darmstadtio " calcext:value-type="string">
            <text:p>Darmstadtio </text:p>
          </table:table-cell>
          <table:table-cell table:formula="of:=[Data.C111]" office:value-type="string" office:string-value="Ds " calcext:value-type="string">
            <text:p>Ds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12]" office:value-type="string" office:string-value="Roentgenio " calcext:value-type="string">
            <text:p>Roentgenio </text:p>
          </table:table-cell>
          <table:table-cell table:formula="of:=[Data.C112]" office:value-type="string" office:string-value="Rg " calcext:value-type="string">
            <text:p>Rg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13]" office:value-type="string" office:string-value="Copernicio " calcext:value-type="string">
            <text:p>Copernicio </text:p>
          </table:table-cell>
          <table:table-cell table:formula="of:=[Data.C113]" office:value-type="string" office:string-value="Cn " calcext:value-type="string">
            <text:p>Cn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14]" office:value-type="string" office:string-value="Ununtrio " calcext:value-type="string">
            <text:p>Ununtrio </text:p>
          </table:table-cell>
          <table:table-cell table:formula="of:=[Data.C114]" office:value-type="string" office:string-value="Uut " calcext:value-type="string">
            <text:p>Uut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15]" office:value-type="string" office:string-value="Flerovio " calcext:value-type="string">
            <text:p>Flerovio </text:p>
          </table:table-cell>
          <table:table-cell table:formula="of:=[Data.C115]" office:value-type="string" office:string-value="Fl " calcext:value-type="string">
            <text:p>Fl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16]" office:value-type="string" office:string-value="Ununpentio " calcext:value-type="string">
            <text:p>Ununpentio </text:p>
          </table:table-cell>
          <table:table-cell table:formula="of:=[Data.C116]" office:value-type="string" office:string-value="Uup " calcext:value-type="string">
            <text:p>Uup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17]" office:value-type="string" office:string-value="Livermorio " calcext:value-type="string">
            <text:p>Livermorio </text:p>
          </table:table-cell>
          <table:table-cell table:formula="of:=[Data.C117]" office:value-type="string" office:string-value="Lv " calcext:value-type="string">
            <text:p>Lv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18]" office:value-type="string" office:string-value="Ununseptio " calcext:value-type="string">
            <text:p>Ununseptio </text:p>
          </table:table-cell>
          <table:table-cell table:formula="of:=[Data.C118]" office:value-type="string" office:string-value="Uus " calcext:value-type="string">
            <text:p>Uus 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Data.B119]" office:value-type="string" office:string-value="Ununoctio " calcext:value-type="string">
            <text:p>Ununoctio </text:p>
          </table:table-cell>
          <table:table-cell table:formula="of:=[Data.C119]" office:value-type="string" office:string-value="Uuo " calcext:value-type="string">
            <text:p>Uuo 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14:56:43.305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2:26:34.769000000</meta:creation-date>
    <dc:date>2014-09-22T14:59:20.262000000</dc:date>
    <meta:editing-duration>PT1H21M</meta:editing-duration>
    <meta:editing-cycles>5</meta:editing-cycles>
    <meta:generator>LibreOffice/4.2.1.1$Windows_x86 LibreOffice_project/d7dbbd7842e6a58b0f521599204e827654e1fb8b</meta:generator>
    <meta:document-statistic meta:table-count="3" meta:cell-count="1840" meta:object-count="0"/>
  </office:meta>
</office:document-meta>
</file>